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asian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family="GenRyuMin2 JP SB" style:font-family-asian="GenRyuMin2 JP SB" style:font-family-complex="GenRyuMin2 JP SB"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asian="GenRyuMin2 JP SB" style:font-family-complex="GenRyuMin2 JP SB" fo:font-size="12pt"/>
    </style:style>
    <style:style style:family="text" style:name="T51">
      <style:text-properties fo:font-family="GenRyuMin2 JP SB" style:font-family-asian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/>
    </style:style>
    <style:style style:family="text" style:name="T53">
      <style:text-properties fo:font-family="GenRyuMin2 JP SB" style:font-family-asian="GenRyuMin2 JP SB" style:font-family-complex="GenRyuMin2 JP SB"/>
    </style:style>
    <style:style style:family="text" style:name="T54">
      <style:text-properties fo:font-family="GenRyuMin2 JP SB" style:font-family-asian="GenRyuMin2 JP SB" style:font-family-complex="GenRyuMin2 JP SB"/>
    </style:style>
    <style:style style:family="text" style:name="T55">
      <style:text-properties fo:font-family="GenRyuMin2 JP SB" style:font-family-asian="GenRyuMin2 JP SB" style:font-family-complex="GenRyuMin2 JP SB"/>
    </style:style>
    <style:style style:family="paragraph" style:name="P43">
      <style:paragraph-properties/>
      <style:text-properties fo:font-family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asian="GenRyuMin2 JP SB" style:font-family-complex="GenRyuMin2 JP SB" fo:font-size="9pt"/>
    </style:style>
    <style:style style:family="text" style:name="T77">
      <style:text-properties fo:font-family="GenRyuMin2 JP SB" style:font-family-asian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asian="GenRyuMin2 JP SB" style:font-family-complex="GenRyuMin2 JP SB" fo:font-size="9pt"/>
    </style:style>
    <style:style style:family="text" style:name="T84">
      <style:text-properties fo:font-family="GenRyuMin2 JP SB" style:font-family-asian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asian="GenRyuMin2 JP SB" style:font-family-complex="GenRyuMin2 JP SB" fo:font-size="9pt"/>
    </style:style>
    <style:style style:family="text" style:name="T91">
      <style:text-properties fo:font-family="GenRyuMin2 JP SB" style:font-family-asian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asian="GenRyuMin2 JP SB" style:font-family-complex="GenRyuMin2 JP SB" fo:font-size="14pt"/>
    </style:style>
    <style:style style:family="text" style:name="T96">
      <style:text-properties fo:font-family="GenRyuMin2 JP SB" style:font-family-asian="GenRyuMin2 JP SB" style:font-family-complex="GenRyuMin2 JP SB" fo:font-size="14pt"/>
    </style:style>
    <style:style style:family="text" style:name="T97">
      <style:text-properties fo:font-family="GenRyuMin2 JP SB" style:font-family-asian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asian="GenRyuMin2 JP SB" style:font-family-complex="GenRyuMin2 JP SB" fo:font-size="14pt"/>
    </style:style>
    <style:style style:family="text" style:name="T112">
      <style:text-properties fo:font-family="GenRyuMin2 JP SB" style:font-family-asian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asian="GenRyuMin2 JP SB" style:font-family-complex="GenRyuMin2 JP SB" fo:font-size="9pt"/>
    </style:style>
    <style:style style:family="text" style:name="T115">
      <style:text-properties fo:font-family="GenRyuMin2 JP SB" style:font-family-asian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asian="GenRyuMin2 JP SB" style:font-family-complex="GenRyuMin2 JP SB" fo:font-size="9pt"/>
    </style:style>
    <style:style style:family="text" style:name="T177">
      <style:text-properties fo:font-family="GenRyuMin2 JP SB" style:font-family-asian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asian="GenRyuMin2 JP SB" style:font-family-complex="GenRyuMin2 JP SB" fo:font-size="10pt"/>
    </style:style>
    <style:style style:family="text" style:name="T198">
      <style:text-properties fo:font-family="GenRyuMin2 JP SB" style:font-family-asian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asian="GenRyuMin2 JP SB" style:font-family-complex="GenRyuMin2 JP SB" fo:font-size="14pt"/>
    </style:style>
    <style:style style:family="text" style:name="T205">
      <style:text-properties fo:font-family="GenRyuMin2 JP SB" style:font-family-asian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asian="GenRyuMin2 JP SB" style:font-family-complex="GenRyuMin2 JP SB" fo:font-size="14pt"/>
    </style:style>
    <style:style style:family="text" style:name="T212">
      <style:text-properties fo:font-family="GenRyuMin2 JP SB" style:font-family-asian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asian="GenRyuMin2 JP SB" style:font-family-complex="GenRyuMin2 JP SB" fo:font-size="14pt"/>
    </style:style>
    <style:style style:family="text" style:name="T219">
      <style:text-properties fo:font-family="GenRyuMin2 JP SB" style:font-family-asian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asian="GenRyuMin2 JP SB" style:font-family-complex="GenRyuMin2 JP SB" fo:font-size="14pt"/>
    </style:style>
    <style:style style:family="text" style:name="T224">
      <style:text-properties fo:font-family="GenRyuMin2 JP SB" style:font-family-asian="GenRyuMin2 JP SB" style:font-family-complex="GenRyuMin2 JP SB" fo:font-size="14pt"/>
    </style:style>
    <style:style style:family="text" style:name="T225">
      <style:text-properties fo:font-family="GenRyuMin2 JP SB" style:font-family-asian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asian="GenRyuMin2 JP SB" style:font-family-complex="GenRyuMin2 JP SB" fo:font-size="9pt"/>
    </style:style>
    <style:style style:family="text" style:name="T234">
      <style:text-properties fo:font-family="GenRyuMin2 JP SB" style:font-family-asian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asian="GenRyuMin2 JP SB" style:font-family-complex="GenRyuMin2 JP SB" fo:font-size="14pt"/>
    </style:style>
    <style:style style:family="text" style:name="T243">
      <style:text-properties fo:font-family="GenRyuMin2 JP SB" style:font-family-asian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asian="GenRyuMin2 JP SB" style:font-family-complex="GenRyuMin2 JP SB" fo:font-size="9pt"/>
    </style:style>
    <style:style style:family="text" style:name="T246">
      <style:text-properties fo:font-family="GenRyuMin2 JP SB" style:font-family-asian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asian="GenRyuMin2 JP SB" style:font-family-complex="GenRyuMin2 JP SB" fo:font-size="14pt"/>
    </style:style>
    <style:style style:family="text" style:name="T251">
      <style:text-properties fo:font-family="GenRyuMin2 JP SB" style:font-family-asian="GenRyuMin2 JP SB" style:font-family-complex="GenRyuMin2 JP SB" fo:font-size="14pt"/>
    </style:style>
    <style:style style:family="text" style:name="T252">
      <style:text-properties fo:font-family="GenRyuMin2 JP SB" style:font-family-asian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asian="GenRyuMin2 JP SB" style:font-family-complex="GenRyuMin2 JP SB" fo:font-size="14pt"/>
    </style:style>
    <style:style style:family="text" style:name="T261">
      <style:text-properties fo:font-family="GenRyuMin2 JP SB" style:font-family-asian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asian="GenRyuMin2 JP SB" style:font-family-complex="GenRyuMin2 JP SB" fo:font-size="14pt"/>
    </style:style>
    <style:style style:family="text" style:name="T267">
      <style:text-properties fo:font-family="GenRyuMin2 JP SB" style:font-family-asian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asian="GenRyuMin2 JP SB" style:font-family-complex="GenRyuMin2 JP SB" fo:font-size="14pt"/>
    </style:style>
    <style:style style:family="text" style:name="T273">
      <style:text-properties fo:font-family="GenRyuMin2 JP SB" style:font-family-asian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asian="GenRyuMin2 JP SB" style:font-family-complex="GenRyuMin2 JP SB" fo:font-size="14pt"/>
    </style:style>
    <style:style style:family="text" style:name="T279">
      <style:text-properties fo:font-family="GenRyuMin2 JP SB" style:font-family-asian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asian="GenRyuMin2 JP SB" style:font-family-complex="GenRyuMin2 JP SB" fo:font-size="14pt"/>
    </style:style>
    <style:style style:family="text" style:name="T285">
      <style:text-properties fo:font-family="GenRyuMin2 JP SB" style:font-family-asian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asian="GenRyuMin2 JP SB" style:font-family-complex="GenRyuMin2 JP SB" fo:font-size="14pt"/>
    </style:style>
    <style:style style:family="text" style:name="T291">
      <style:text-properties fo:font-family="GenRyuMin2 JP SB" style:font-family-asian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asian="GenRyuMin2 JP SB" style:font-family-complex="GenRyuMin2 JP SB" fo:font-size="14pt"/>
    </style:style>
    <style:style style:family="text" style:name="T297">
      <style:text-properties fo:font-family="GenRyuMin2 JP SB" style:font-family-asian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asian="GenRyuMin2 JP SB" style:font-family-complex="GenRyuMin2 JP SB" fo:font-size="9pt"/>
    </style:style>
    <style:style style:family="text" style:name="T300">
      <style:text-properties fo:font-family="GenRyuMin2 JP SB" style:font-family-asian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asian="GenRyuMin2 JP SB" style:font-family-complex="GenRyuMin2 JP SB" fo:font-size="14pt"/>
    </style:style>
    <style:style style:family="text" style:name="T315">
      <style:text-properties fo:font-family="GenRyuMin2 JP SB" style:font-family-asian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asian="GenRyuMin2 JP SB" style:font-family-complex="GenRyuMin2 JP SB" fo:font-size="14pt"/>
    </style:style>
    <style:style style:family="text" style:name="T321">
      <style:text-properties fo:font-family="GenRyuMin2 JP SB" style:font-family-asian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asian="GenRyuMin2 JP SB" style:font-family-complex="GenRyuMin2 JP SB" fo:font-size="14pt"/>
    </style:style>
    <style:style style:family="text" style:name="T327">
      <style:text-properties fo:font-family="GenRyuMin2 JP SB" style:font-family-asian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asian="GenRyuMin2 JP SB" style:font-family-complex="GenRyuMin2 JP SB" fo:font-size="14pt"/>
    </style:style>
    <style:style style:family="text" style:name="T333">
      <style:text-properties fo:font-family="GenRyuMin2 JP SB" style:font-family-asian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asian="GenRyuMin2 JP SB" style:font-family-complex="GenRyuMin2 JP SB" fo:font-size="14pt"/>
    </style:style>
    <style:style style:family="text" style:name="T339">
      <style:text-properties fo:font-family="GenRyuMin2 JP SB" style:font-family-asian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asian="GenRyuMin2 JP SB" style:font-family-complex="GenRyuMin2 JP SB" fo:font-size="14pt"/>
    </style:style>
    <style:style style:family="text" style:name="T345">
      <style:text-properties fo:font-family="GenRyuMin2 JP SB" style:font-family-asian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asian="GenRyuMin2 JP SB" style:font-family-complex="GenRyuMin2 JP SB" fo:font-size="9pt"/>
    </style:style>
    <style:style style:family="text" style:name="T348">
      <style:text-properties fo:font-family="GenRyuMin2 JP SB" style:font-family-asian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asian="GenRyuMin2 JP SB" style:font-family-complex="GenRyuMin2 JP SB" fo:font-size="14pt"/>
    </style:style>
    <style:style style:family="text" style:name="T353">
      <style:text-properties fo:font-family="GenRyuMin2 JP SB" style:font-family-asian="GenRyuMin2 JP SB" style:font-family-complex="GenRyuMin2 JP SB" fo:font-size="14pt"/>
    </style:style>
    <style:style style:family="text" style:name="T354">
      <style:text-properties fo:font-family="GenRyuMin2 JP SB" style:font-family-asian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asian="GenRyuMin2 JP SB" style:font-family-complex="GenRyuMin2 JP SB" fo:font-size="14pt"/>
    </style:style>
    <style:style style:family="text" style:name="T363">
      <style:text-properties fo:font-family="GenRyuMin2 JP SB" style:font-family-asian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asian="GenRyuMin2 JP SB" style:font-family-complex="GenRyuMin2 JP SB" fo:font-size="14pt"/>
    </style:style>
    <style:style style:family="text" style:name="T369">
      <style:text-properties fo:font-family="GenRyuMin2 JP SB" style:font-family-asian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asian="GenRyuMin2 JP SB" style:font-family-complex="GenRyuMin2 JP SB" fo:font-size="14pt"/>
    </style:style>
    <style:style style:family="text" style:name="T375">
      <style:text-properties fo:font-family="GenRyuMin2 JP SB" style:font-family-asian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asian="GenRyuMin2 JP SB" style:font-family-complex="GenRyuMin2 JP SB" fo:font-size="14pt"/>
    </style:style>
    <style:style style:family="text" style:name="T381">
      <style:text-properties fo:font-family="GenRyuMin2 JP SB" style:font-family-asian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asian="GenRyuMin2 JP SB" style:font-family-complex="GenRyuMin2 JP SB" fo:font-size="14pt"/>
    </style:style>
    <style:style style:family="text" style:name="T387">
      <style:text-properties fo:font-family="GenRyuMin2 JP SB" style:font-family-asian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asian="GenRyuMin2 JP SB" style:font-family-complex="GenRyuMin2 JP SB" fo:font-size="14pt"/>
    </style:style>
    <style:style style:family="text" style:name="T393">
      <style:text-properties fo:font-family="GenRyuMin2 JP SB" style:font-family-asian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asian="GenRyuMin2 JP SB" style:font-family-complex="GenRyuMin2 JP SB" fo:font-size="14pt"/>
    </style:style>
    <style:style style:family="text" style:name="T399">
      <style:text-properties fo:font-family="GenRyuMin2 JP SB" style:font-family-asian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asian="GenRyuMin2 JP SB" style:font-family-complex="GenRyuMin2 JP SB" fo:font-size="9pt"/>
    </style:style>
    <style:style style:family="text" style:name="T402">
      <style:text-properties fo:font-family="GenRyuMin2 JP SB" style:font-family-asian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asian="GenRyuMin2 JP SB" style:font-family-complex="GenRyuMin2 JP SB" fo:font-size="14pt"/>
    </style:style>
    <style:style style:family="text" style:name="T408">
      <style:text-properties fo:font-family="GenRyuMin2 JP SB" style:font-family-asian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asian="GenRyuMin2 JP SB" style:font-family-complex="GenRyuMin2 JP SB" fo:font-size="14pt"/>
    </style:style>
    <style:style style:family="text" style:name="T423">
      <style:text-properties fo:font-family="GenRyuMin2 JP SB" style:font-family-asian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asian="GenRyuMin2 JP SB" style:font-family-complex="GenRyuMin2 JP SB" fo:font-size="14pt"/>
    </style:style>
    <style:style style:family="text" style:name="T429">
      <style:text-properties fo:font-family="GenRyuMin2 JP SB" style:font-family-asian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asian="GenRyuMin2 JP SB" style:font-family-complex="GenRyuMin2 JP SB" fo:font-size="9pt"/>
    </style:style>
    <style:style style:family="text" style:name="T432">
      <style:text-properties fo:font-family="GenRyuMin2 JP SB" style:font-family-asian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asian="GenRyuMin2 JP SB" style:font-family-complex="GenRyuMin2 JP SB" fo:font-size="14pt"/>
    </style:style>
    <style:style style:family="text" style:name="T435">
      <style:text-properties fo:font-family="GenRyuMin2 JP SB" style:font-family-asian="GenRyuMin2 JP SB" style:font-family-complex="GenRyuMin2 JP SB" fo:font-size="14pt"/>
    </style:style>
    <style:style style:family="paragraph" style:name="P165">
      <style:paragraph-properties fo:break-before="page"/>
      <style:text-properties fo:font-family="GenRyuMin2 JP SB" style:font-family-complex="GenRyuMin2 JP SB" fo:font-size="14pt"/>
    </style:style>
    <style:style style:family="text" style:name="T436">
      <style:text-properties fo:font-family="GenRyuMin2 JP SB" style:font-family-asian="GenRyuMin2 JP SB" style:font-family-complex="GenRyuMin2 JP SB" fo:font-size="14pt"/>
    </style:style>
    <style:style style:family="text" style:name="T437">
      <style:text-properties fo:font-family="GenRyuMin2 JP SB" style:font-family-asian="GenRyuMin2 JP SB" style:font-family-complex="GenRyuMin2 JP SB" fo:font-size="14pt"/>
    </style:style>
    <style:style style:parent-style-name="138" style:family="paragraph" style:name="P166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438">
      <style:text-properties fo:font-family="GenRyuMin2 JP SB" style:font-family-asian="GenRyuMin2 JP SB" style:font-family-complex="GenRyuMin2 JP SB"/>
    </style:style>
    <style:style style:family="text" style:name="T439">
      <style:text-properties fo:font-family="GenRyuMin2 JP SB" style:font-family-asian="GenRyuMin2 JP SB" style:font-family-complex="GenRyuMin2 JP SB"/>
    </style:style>
    <style:style style:family="text" style:name="T440">
      <style:text-properties fo:font-family="GenRyuMin2 JP SB" style:font-family-asian="GenRyuMin2 JP SB" style:font-family-complex="GenRyuMin2 JP SB"/>
    </style:style>
    <style:style style:family="text" style:name="T441">
      <style:text-properties fo:font-family="GenRyuMin2 JP SB" style:font-family-asian="GenRyuMin2 JP SB" style:font-family-complex="GenRyuMin2 JP SB"/>
    </style:style>
    <style:style style:family="paragraph" style:name="P16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42">
      <style:text-properties fo:color="#000000" fo:font-family="GenRyuMin2 JP SB" style:font-family-asian="GenRyuMin2 JP SB" style:font-family-complex="GenRyuMin2 JP SB" fo:font-size="14pt"/>
    </style:style>
    <style:style style:family="text" style:name="T443">
      <style:text-properties fo:color="#000000" fo:font-family="GenRyuMin2 JP SB" style:font-family-asian="GenRyuMin2 JP SB" style:font-family-complex="GenRyuMin2 JP SB" fo:font-size="12pt"/>
    </style:style>
    <style:style style:family="text" style:name="T444">
      <style:text-properties fo:color="#000000" fo:font-family="GenRyuMin2 JP SB" style:font-family-asian="GenRyuMin2 JP SB" style:font-family-complex="GenRyuMin2 JP SB" fo:font-size="9pt"/>
    </style:style>
    <style:style style:family="text" style:name="T445">
      <style:text-properties fo:font-family="GenRyuMin2 JP SB" style:font-family-asian="GenRyuMin2 JP SB" style:font-family-complex="GenRyuMin2 JP SB" fo:font-size="9pt"/>
    </style:style>
    <style:style style:family="paragraph" style:name="P168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46">
      <style:text-properties fo:color="#000000" fo:font-family="GenRyuMin2 JP SB" style:font-family-asian="GenRyuMin2 JP SB" style:font-family-complex="GenRyuMin2 JP SB" fo:font-size="14pt"/>
    </style:style>
    <style:style style:family="text" style:name="T447">
      <style:text-properties fo:color="#000000" fo:font-family="GenRyuMin2 JP SB" style:font-family-complex="GenRyuMin2 JP SB" fo:font-size="14pt"/>
    </style:style>
    <style:style style:family="paragraph" style:name="P16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48">
      <style:text-properties fo:color="#000000" fo:font-family="GenRyuMin2 JP SB" style:font-family-asian="GenRyuMin2 JP SB" style:font-family-complex="GenRyuMin2 JP SB" fo:font-size="14pt"/>
    </style:style>
    <style:style style:family="text" style:name="T449">
      <style:text-properties fo:color="#000000" fo:font-family="GenRyuMin2 JP SB" style:font-family-asian="GenRyuMin2 JP SB" style:font-family-complex="GenRyuMin2 JP SB" fo:font-size="14pt"/>
    </style:style>
    <style:style style:family="text" style:name="T450">
      <style:text-properties fo:font-size="11pt"/>
    </style:style>
    <style:style style:family="paragraph" style:name="P170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51">
      <style:text-properties fo:color="#000000" fo:font-family="GenRyuMin2 JP SB" style:font-family-asian="GenRyuMin2 JP SB" style:font-family-complex="GenRyuMin2 JP SB" fo:font-size="14pt"/>
    </style:style>
    <style:style style:family="text" style:name="T452">
      <style:text-properties fo:color="#000000" fo:font-family="GenRyuMin2 JP SB" style:font-family-complex="GenRyuMin2 JP SB" fo:font-size="14pt"/>
    </style:style>
    <style:style style:family="paragraph" style:name="P171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53">
      <style:text-properties fo:color="#000000" fo:font-family="GenRyuMin2 JP SB" style:font-family-asian="GenRyuMin2 JP SB" style:font-family-complex="GenRyuMin2 JP SB" fo:font-size="14pt"/>
    </style:style>
    <style:style style:family="text" style:name="T454">
      <style:text-properties fo:color="#000000" fo:font-family="GenRyuMin2 JP SB" style:font-family-asian="GenRyuMin2 JP SB" style:font-family-complex="GenRyuMin2 JP SB" fo:font-size="14pt"/>
    </style:style>
    <style:style style:family="text" style:name="T455">
      <style:text-properties fo:font-size="11pt"/>
    </style:style>
    <style:style style:family="paragraph" style:name="P17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56">
      <style:text-properties fo:color="#000000" fo:font-family="GenRyuMin2 JP SB" style:font-family-asian="GenRyuMin2 JP SB" style:font-family-complex="GenRyuMin2 JP SB" fo:font-size="14pt"/>
    </style:style>
    <style:style style:family="text" style:name="T457">
      <style:text-properties fo:color="#000000" fo:font-family="GenRyuMin2 JP SB" style:font-family-asian="GenRyuMin2 JP SB" style:font-family-complex="GenRyuMin2 JP SB" fo:font-size="14pt"/>
    </style:style>
    <style:style style:family="paragraph" style:name="P17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58">
      <style:text-properties fo:color="#000000" fo:font-family="GenRyuMin2 JP SB" style:font-family-asian="GenRyuMin2 JP SB" style:font-family-complex="GenRyuMin2 JP SB" fo:font-size="14pt"/>
    </style:style>
    <style:style style:family="text" style:name="T459">
      <style:text-properties fo:color="#000000" fo:font-family="GenRyuMin2 JP SB" style:font-family-asian="GenRyuMin2 JP SB" style:font-family-complex="GenRyuMin2 JP SB" fo:font-size="12pt"/>
    </style:style>
    <style:style style:family="text" style:name="T460">
      <style:text-properties fo:color="#000000" fo:font-family="GenRyuMin2 JP SB" style:font-family-asian="GenRyuMin2 JP SB" style:font-family-complex="GenRyuMin2 JP SB" fo:font-size="14pt"/>
    </style:style>
    <style:style style:family="text" style:name="T461">
      <style:text-properties fo:color="#000000" fo:font-family="GenRyuMin2 JP SB" style:font-family-asian="GenRyuMin2 JP SB" style:font-family-complex="GenRyuMin2 JP SB" fo:font-size="12pt"/>
    </style:style>
    <style:style style:family="text" style:name="T462">
      <style:text-properties fo:color="#000000" fo:font-family="GenRyuMin2 JP SB" style:font-family-asian="GenRyuMin2 JP SB" style:font-family-complex="GenRyuMin2 JP SB" fo:font-size="9pt"/>
    </style:style>
    <style:style style:family="text" style:name="T463">
      <style:text-properties fo:color="#000000" fo:font-family="GenRyuMin2 JP SB" style:font-family-asian="GenRyuMin2 JP SB" style:font-family-complex="GenRyuMin2 JP SB" fo:font-size="9pt"/>
    </style:style>
    <style:style style:family="text" style:name="T464">
      <style:text-properties fo:font-family="GenRyuMin2 JP SB" style:font-family-asian="GenRyuMin2 JP SB" style:font-family-complex="GenRyuMin2 JP SB" fo:font-size="9pt"/>
    </style:style>
    <style:style style:family="paragraph" style:name="P17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5">
      <style:text-properties fo:color="#000000" fo:font-family="GenRyuMin2 JP SB" style:font-family-asian="GenRyuMin2 JP SB" style:font-family-complex="GenRyuMin2 JP SB" fo:font-size="14pt"/>
    </style:style>
    <style:style style:family="text" style:name="T466">
      <style:text-properties fo:color="#000000" fo:font-family="GenRyuMin2 JP SB" style:font-family-asian="GenRyuMin2 JP SB" style:font-family-complex="GenRyuMin2 JP SB" fo:font-size="14pt"/>
    </style:style>
    <style:style style:family="paragraph" style:name="P175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7">
      <style:text-properties fo:color="#000000" fo:font-family="GenRyuMin2 JP SB" style:font-family-asian="GenRyuMin2 JP SB" style:font-family-complex="GenRyuMin2 JP SB" fo:font-size="14pt"/>
    </style:style>
    <style:style style:family="text" style:name="T468">
      <style:text-properties fo:color="#000000" fo:font-family="GenRyuMin2 JP SB" style:font-family-asian="GenRyuMin2 JP SB" style:font-family-complex="GenRyuMin2 JP SB" fo:font-size="14pt"/>
    </style:style>
    <style:style style:family="paragraph" style:name="P176">
      <style:paragraph-properties fo:margin-left="0cm" fo:margin-right="0cm" fo:text-indent="0cm" fo:border="none"/>
      <style:text-properties fo:color="#000000" fo:font-family="GenRyuMin2 JP SB" style:font-family-complex="GenRyuMin2 JP SB" fo:font-size="12pt"/>
    </style:style>
    <style:style style:family="text" style:name="T469">
      <style:text-properties fo:color="#000000" fo:font-family="GenRyuMin2 JP SB" style:font-family-asian="GenRyuMin2 JP SB" style:font-family-complex="GenRyuMin2 JP SB" fo:font-size="14pt"/>
    </style:style>
    <style:style style:family="text" style:name="T470">
      <style:text-properties fo:color="#000000" fo:font-family="GenRyuMin2 JP SB" style:font-family-asian="GenRyuMin2 JP SB" style:font-family-complex="GenRyuMin2 JP SB" fo:font-size="14pt"/>
    </style:style>
    <style:style style:family="text" style:name="T471">
      <style:text-properties fo:color="#000000" fo:font-family="GenRyuMin2 JP SB" style:font-family-asian="GenRyuMin2 JP SB" style:font-family-complex="GenRyuMin2 JP SB" fo:font-size="12pt"/>
    </style:style>
    <style:style style:family="text" style:name="T472">
      <style:text-properties fo:color="#000000" fo:font-family="GenRyuMin2 JP SB" style:font-family-asian="GenRyuMin2 JP SB" style:font-family-complex="GenRyuMin2 JP SB" fo:font-size="9pt"/>
    </style:style>
    <style:style style:family="text" style:name="T473">
      <style:text-properties fo:font-family="GenRyuMin2 JP SB" style:font-family-asian="GenRyuMin2 JP SB" style:font-family-complex="GenRyuMin2 JP SB" fo:font-size="9pt"/>
    </style:style>
    <style:style style:family="text" style:name="T474">
      <style:text-properties fo:color="#000000" fo:font-family="GenRyuMin2 JP SB" style:font-family-asian="GenRyuMin2 JP SB" style:font-family-complex="GenRyuMin2 JP SB" fo:font-size="9pt"/>
    </style:style>
    <style:style style:family="text" style:name="T475">
      <style:text-properties fo:font-family="GenRyuMin2 JP SB" style:font-family-asian="GenRyuMin2 JP SB" style:font-family-complex="GenRyuMin2 JP SB" fo:font-size="12pt"/>
    </style:style>
    <style:style style:family="paragraph" style:name="P177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6">
      <style:text-properties fo:color="#000000" fo:font-family="GenRyuMin2 JP SB" style:font-family-asian="GenRyuMin2 JP SB" style:font-family-complex="GenRyuMin2 JP SB" fo:font-size="14pt"/>
    </style:style>
    <style:style style:family="text" style:name="T477">
      <style:text-properties fo:color="#000000" fo:font-family="GenRyuMin2 JP SB" style:font-family-asian="GenRyuMin2 JP SB" style:font-family-complex="GenRyuMin2 JP SB" fo:font-size="14pt"/>
    </style:style>
    <style:style style:family="paragraph" style:name="P178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8">
      <style:text-properties fo:color="#000000" fo:font-family="GenRyuMin2 JP SB" style:font-family-asian="GenRyuMin2 JP SB" style:font-family-complex="GenRyuMin2 JP SB" fo:font-size="14pt"/>
    </style:style>
    <style:style style:family="text" style:name="T479">
      <style:text-properties fo:color="#000000" fo:font-family="GenRyuMin2 JP SB" style:font-family-asian="GenRyuMin2 JP SB" style:font-family-complex="GenRyuMin2 JP SB" fo:font-size="14pt"/>
    </style:style>
    <style:style style:family="paragraph" style:name="P179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0">
      <style:text-properties fo:color="#000000" fo:font-family="GenRyuMin2 JP SB" style:font-family-asian="GenRyuMin2 JP SB" style:font-family-complex="GenRyuMin2 JP SB" fo:font-size="14pt"/>
    </style:style>
    <style:style style:family="text" style:name="T481">
      <style:text-properties fo:color="#000000" fo:font-family="GenRyuMin2 JP SB" style:font-family-asian="GenRyuMin2 JP SB" style:font-family-complex="GenRyuMin2 JP SB" fo:font-size="14pt"/>
    </style:style>
    <style:style style:family="paragraph" style:name="P18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2">
      <style:text-properties fo:color="#000000" fo:font-family="GenRyuMin2 JP SB" style:font-family-asian="GenRyuMin2 JP SB" style:font-family-complex="GenRyuMin2 JP SB" fo:font-size="14pt"/>
    </style:style>
    <style:style style:family="text" style:name="T483">
      <style:text-properties fo:color="#000000" fo:font-family="GenRyuMin2 JP SB" style:font-family-asian="GenRyuMin2 JP SB" style:font-family-complex="GenRyuMin2 JP SB" fo:font-size="14pt"/>
    </style:style>
    <style:style style:family="paragraph" style:name="P181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4">
      <style:text-properties fo:color="#000000" fo:font-family="GenRyuMin2 JP SB" style:font-family-asian="GenRyuMin2 JP SB" style:font-family-complex="GenRyuMin2 JP SB" fo:font-size="14pt"/>
    </style:style>
    <style:style style:family="text" style:name="T485">
      <style:text-properties fo:color="#000000" fo:font-family="GenRyuMin2 JP SB" style:font-family-asian="GenRyuMin2 JP SB" style:font-family-complex="GenRyuMin2 JP SB" fo:font-size="14pt"/>
    </style:style>
    <style:style style:family="paragraph" style:name="P18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6">
      <style:text-properties fo:color="#000000" fo:font-family="GenRyuMin2 JP SB" style:font-family-asian="GenRyuMin2 JP SB" style:font-family-complex="GenRyuMin2 JP SB" fo:font-size="14pt"/>
    </style:style>
    <style:style style:family="text" style:name="T487">
      <style:text-properties fo:color="#000000" fo:font-family="GenRyuMin2 JP SB" style:font-family-asian="GenRyuMin2 JP SB" style:font-family-complex="GenRyuMin2 JP SB" fo:font-size="14pt"/>
    </style:style>
    <style:style style:family="paragraph" style:name="P18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88">
      <style:text-properties fo:color="#000000" fo:font-family="GenRyuMin2 JP SB" style:font-family-asian="GenRyuMin2 JP SB" style:font-family-complex="GenRyuMin2 JP SB" fo:font-size="14pt"/>
    </style:style>
    <style:style style:family="text" style:name="T489">
      <style:text-properties fo:color="#000000" fo:font-family="GenRyuMin2 JP SB" style:font-family-asian="GenRyuMin2 JP SB" style:font-family-complex="GenRyuMin2 JP SB" fo:font-size="14pt"/>
    </style:style>
    <style:style style:family="text" style:name="T490">
      <style:text-properties fo:color="#000000" fo:font-family="GenRyuMin2 JP SB" style:font-family-asian="GenRyuMin2 JP SB" style:font-family-complex="GenRyuMin2 JP SB" fo:font-size="12pt"/>
    </style:style>
    <style:style style:family="text" style:name="T491">
      <style:text-properties fo:color="#000000" fo:font-family="GenRyuMin2 JP SB" style:font-family-asian="GenRyuMin2 JP SB" style:font-family-complex="GenRyuMin2 JP SB" fo:font-size="14pt"/>
    </style:style>
    <style:style style:family="text" style:name="T492">
      <style:text-properties fo:color="#000000" fo:font-family="GenRyuMin2 JP SB" style:font-family-asian="GenRyuMin2 JP SB" style:font-family-complex="GenRyuMin2 JP SB" fo:font-size="12pt"/>
    </style:style>
    <style:style style:family="text" style:name="T493">
      <style:text-properties fo:color="#000000" fo:font-family="GenRyuMin2 JP SB" style:font-family-asian="GenRyuMin2 JP SB" style:font-family-complex="GenRyuMin2 JP SB" fo:font-size="9pt"/>
    </style:style>
    <style:style style:family="text" style:name="T494">
      <style:text-properties fo:font-family="GenRyuMin2 JP SB" style:font-family-asian="GenRyuMin2 JP SB" style:font-family-complex="GenRyuMin2 JP SB" fo:font-size="9pt"/>
    </style:style>
    <style:style style:family="paragraph" style:name="P18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95">
      <style:text-properties fo:color="#000000" fo:font-family="GenRyuMin2 JP SB" style:font-family-asian="GenRyuMin2 JP SB" style:font-family-complex="GenRyuMin2 JP SB" fo:font-size="14pt"/>
    </style:style>
    <style:style style:family="text" style:name="T496">
      <style:text-properties fo:font-family="GenRyuMin2 JP SB" style:font-family-asian="GenRyuMin2 JP SB" style:font-family-complex="GenRyuMin2 JP SB" fo:font-size="14pt"/>
    </style:style>
    <style:style style:family="text" style:name="T497">
      <style:text-properties fo:color="#000000" fo:font-family="GenRyuMin2 JP SB" style:font-family-asian="GenRyuMin2 JP SB" style:font-family-complex="GenRyuMin2 JP SB" fo:font-size="14pt"/>
    </style:style>
    <style:style style:family="text" style:name="T498">
      <style:text-properties fo:font-family="GenRyuMin2 JP SB" style:font-family-asian="GenRyuMin2 JP SB" style:font-family-complex="GenRyuMin2 JP SB" fo:font-size="14pt"/>
    </style:style>
    <style:style style:family="text" style:name="T499">
      <style:text-properties fo:font-family="GenRyuMin2 JP SB" style:font-family-asian="GenRyuMin2 JP SB" style:font-family-complex="GenRyuMin2 JP SB" fo:font-size="14pt"/>
    </style:style>
    <style:style style:family="paragraph" style:name="P185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0">
      <style:text-properties fo:color="#000000" fo:font-family="GenRyuMin2 JP SB" style:font-family-asian="GenRyuMin2 JP SB" style:font-family-complex="GenRyuMin2 JP SB" fo:font-size="14pt"/>
    </style:style>
    <style:style style:family="text" style:name="T501">
      <style:text-properties fo:color="#000000" fo:font-family="GenRyuMin2 JP SB" style:font-family-asian="GenRyuMin2 JP SB" style:font-family-complex="GenRyuMin2 JP SB" fo:font-size="12pt"/>
    </style:style>
    <style:style style:family="text" style:name="T502">
      <style:text-properties fo:color="#000000" fo:font-family="GenRyuMin2 JP SB" style:font-family-asian="GenRyuMin2 JP SB" style:font-family-complex="GenRyuMin2 JP SB" fo:font-size="9pt"/>
    </style:style>
    <style:style style:family="text" style:name="T503">
      <style:text-properties fo:font-family="GenRyuMin2 JP SB" style:font-family-asian="GenRyuMin2 JP SB" style:font-family-complex="GenRyuMin2 JP SB" fo:font-size="9pt"/>
    </style:style>
    <style:style style:family="paragraph" style:name="P186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4">
      <style:text-properties fo:color="#000000" fo:font-family="GenRyuMin2 JP SB" style:font-family-asian="GenRyuMin2 JP SB" style:font-family-complex="GenRyuMin2 JP SB" fo:font-size="12pt"/>
    </style:style>
    <style:style style:family="text" style:name="T505">
      <style:text-properties fo:font-family="GenRyuMin2 JP SB" style:font-family-asian="GenRyuMin2 JP SB" style:font-family-complex="GenRyuMin2 JP SB" fo:font-size="14pt"/>
    </style:style>
    <style:style style:family="text" style:name="T506">
      <style:text-properties fo:color="#000000" fo:font-family="GenRyuMin2 JP SB" style:font-family-asian="GenRyuMin2 JP SB" style:font-family-complex="GenRyuMin2 JP SB" fo:font-size="14pt"/>
    </style:style>
    <style:style style:family="text" style:name="T507">
      <style:text-properties fo:color="#000000" fo:font-family="GenRyuMin2 JP SB" style:font-family-asian="GenRyuMin2 JP SB" style:font-family-complex="GenRyuMin2 JP SB" fo:font-size="12pt"/>
    </style:style>
    <style:style style:family="text" style:name="T508">
      <style:text-properties fo:color="#000000" fo:font-family="GenRyuMin2 JP SB" style:font-family-asian="GenRyuMin2 JP SB" style:font-family-complex="GenRyuMin2 JP SB" fo:font-size="9pt"/>
    </style:style>
    <style:style style:family="text" style:name="T509">
      <style:text-properties fo:color="#000000" fo:font-family="GenRyuMin2 JP SB" style:font-family-asian="GenRyuMin2 JP SB" style:font-family-complex="GenRyuMin2 JP SB" fo:font-size="9pt"/>
    </style:style>
    <style:style style:family="text" style:name="T510">
      <style:text-properties fo:color="#000000" fo:font-family="GenRyuMin2 JP SB" style:font-family-asian="GenRyuMin2 JP SB" style:font-family-complex="GenRyuMin2 JP SB" fo:font-size="9pt"/>
    </style:style>
    <style:style style:family="text" style:name="T511">
      <style:text-properties fo:font-family="GenRyuMin2 JP SB" style:font-family-asian="GenRyuMin2 JP SB" style:font-family-complex="GenRyuMin2 JP SB" fo:font-size="9pt"/>
    </style:style>
    <style:style style:family="paragraph" style:name="P18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2">
      <style:text-properties fo:color="#000000" fo:font-family="GenRyuMin2 JP SB" style:font-family-asian="GenRyuMin2 JP SB" style:font-family-complex="GenRyuMin2 JP SB" fo:font-size="12pt"/>
    </style:style>
    <style:style style:family="text" style:name="T513">
      <style:text-properties fo:font-family="GenRyuMin2 JP SB" style:font-family-asian="GenRyuMin2 JP SB" style:font-family-complex="GenRyuMin2 JP SB" fo:font-size="14pt"/>
    </style:style>
    <style:style style:family="text" style:name="T514">
      <style:text-properties fo:color="#000000" fo:font-family="GenRyuMin2 JP SB" style:font-family-asian="GenRyuMin2 JP SB" style:font-family-complex="GenRyuMin2 JP SB" fo:font-size="12pt"/>
    </style:style>
    <style:style style:family="text" style:name="T515">
      <style:text-properties fo:color="#000000" fo:font-family="GenRyuMin2 JP SB" style:font-family-asian="GenRyuMin2 JP SB" style:font-family-complex="GenRyuMin2 JP SB" fo:font-size="9pt"/>
    </style:style>
    <style:style style:family="text" style:name="T516">
      <style:text-properties fo:color="#000000" fo:font-family="GenRyuMin2 JP SB" style:font-family-asian="GenRyuMin2 JP SB" style:font-family-complex="GenRyuMin2 JP SB" fo:font-size="9pt"/>
    </style:style>
    <style:style style:family="text" style:name="T517">
      <style:text-properties fo:font-family="GenRyuMin2 JP SB" style:font-family-asian="GenRyuMin2 JP SB" style:font-family-complex="GenRyuMin2 JP SB" fo:font-size="9pt"/>
    </style:style>
    <style:style style:family="paragraph" style:name="P188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8">
      <style:text-properties fo:color="#000000" fo:font-family="GenRyuMin2 JP SB" style:font-family-asian="GenRyuMin2 JP SB" style:font-family-complex="GenRyuMin2 JP SB" fo:font-size="12pt"/>
    </style:style>
    <style:style style:family="text" style:name="T519">
      <style:text-properties fo:font-family="GenRyuMin2 JP SB" style:font-family-asian="GenRyuMin2 JP SB" style:font-family-complex="GenRyuMin2 JP SB" fo:font-size="14pt"/>
    </style:style>
    <style:style style:family="text" style:name="T520">
      <style:text-properties fo:color="#000000" fo:font-family="GenRyuMin2 JP SB" style:font-family-asian="GenRyuMin2 JP SB" style:font-family-complex="GenRyuMin2 JP SB" fo:font-size="14pt"/>
    </style:style>
    <style:style style:family="text" style:name="T521">
      <style:text-properties fo:color="#000000" fo:font-family="GenRyuMin2 JP SB" style:font-family-asian="GenRyuMin2 JP SB" style:font-family-complex="GenRyuMin2 JP SB" fo:font-size="12pt"/>
    </style:style>
    <style:style style:family="text" style:name="T522">
      <style:text-properties fo:color="#000000" fo:font-family="GenRyuMin2 JP SB" style:font-family-asian="GenRyuMin2 JP SB" style:font-family-complex="GenRyuMin2 JP SB" fo:font-size="9pt"/>
    </style:style>
    <style:style style:family="text" style:name="T523">
      <style:text-properties fo:color="#000000" fo:font-family="GenRyuMin2 JP SB" style:font-family-asian="GenRyuMin2 JP SB" style:font-family-complex="GenRyuMin2 JP SB" fo:font-size="9pt"/>
    </style:style>
    <style:style style:family="text" style:name="T524">
      <style:text-properties fo:font-family="GenRyuMin2 JP SB" style:font-family-asian="GenRyuMin2 JP SB" style:font-family-complex="GenRyuMin2 JP SB" fo:font-size="7pt"/>
    </style:style>
    <style:style style:family="text" style:name="T525">
      <style:text-properties fo:font-family="GenRyuMin2 JP SB" style:font-family-asian="GenRyuMin2 JP SB" style:font-family-complex="GenRyuMin2 JP SB" fo:font-size="7pt"/>
    </style:style>
    <style:style style:family="paragraph" style:name="P18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526">
      <style:text-properties fo:color="#000000" fo:font-family="GenRyuMin2 JP SB" style:font-family-asian="GenRyuMin2 JP SB" style:font-family-complex="GenRyuMin2 JP SB" fo:font-size="14pt"/>
    </style:style>
    <style:style style:family="text" style:name="T527">
      <style:text-properties fo:font-family="GenRyuMin2 JP SB" style:font-family-asian="GenRyuMin2 JP SB" style:font-family-complex="GenRyuMin2 JP SB" fo:font-size="14pt"/>
    </style:style>
    <style:style style:family="text" style:name="T528">
      <style:text-properties fo:color="#000000" fo:font-family="GenRyuMin2 JP SB" style:font-family-asian="GenRyuMin2 JP SB" style:font-family-complex="GenRyuMin2 JP SB" fo:font-size="14pt"/>
    </style:style>
    <style:style style:family="text" style:name="T529">
      <style:text-properties fo:color="#000000" fo:font-family="GenRyuMin2 JP SB" style:font-family-asian="GenRyuMin2 JP SB" style:font-family-complex="GenRyuMin2 JP SB" fo:font-size="14pt"/>
    </style:style>
    <style:style style:family="paragraph" style:name="P19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530">
      <style:text-properties fo:color="#000000" fo:font-family="GenRyuMin2 JP SB" style:font-family-asian="GenRyuMin2 JP SB" style:font-family-complex="GenRyuMin2 JP SB" fo:font-size="14pt"/>
    </style:style>
    <style:style style:family="text" style:name="T531">
      <style:text-properties fo:color="#000000" fo:font-family="GenRyuMin2 JP SB" style:font-family-asian="GenRyuMin2 JP SB" style:font-family-complex="GenRyuMin2 JP SB" fo:font-size="14pt"/>
    </style:style>
    <style:style style:family="paragraph" style:name="P191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32">
      <style:text-properties fo:color="#000000" fo:font-family="GenRyuMin2 JP SB" style:font-family-asian="GenRyuMin2 JP SB" style:font-family-complex="GenRyuMin2 JP SB" fo:font-size="14pt"/>
    </style:style>
    <style:style style:family="text" style:name="T533">
      <style:text-properties fo:color="#000000" fo:font-family="GenRyuMin2 JP SB" style:font-family-asian="GenRyuMin2 JP SB" style:font-family-complex="GenRyuMin2 JP SB" fo:font-size="12pt"/>
    </style:style>
    <style:style style:family="text" style:name="T534">
      <style:text-properties fo:color="#000000" fo:font-family="GenRyuMin2 JP SB" style:font-family-asian="GenRyuMin2 JP SB" style:font-family-complex="GenRyuMin2 JP SB" fo:font-size="9pt"/>
    </style:style>
    <style:style style:family="text" style:name="T535">
      <style:text-properties fo:font-family="GenRyuMin2 JP SB" style:font-family-asian="GenRyuMin2 JP SB" style:font-family-complex="GenRyuMin2 JP SB" fo:font-size="9pt"/>
    </style:style>
    <style:style style:family="paragraph" style:name="P192">
      <style:paragraph-properties fo:margin-left="0cm" fo:margin-right="0cm" fo:text-indent="0cm" fo:border="none"/>
      <style:text-properties fo:font-family="GenRyuMin2 JP SB" style:font-family-complex="GenRyuMin2 JP SB" fo:font-size="7pt"/>
    </style:style>
    <style:style style:family="text" style:name="T536">
      <style:text-properties fo:color="#000000" fo:font-family="GenRyuMin2 JP SB" style:font-family-asian="GenRyuMin2 JP SB" style:font-family-complex="GenRyuMin2 JP SB" fo:font-size="12pt"/>
    </style:style>
    <style:style style:family="text" style:name="T537">
      <style:text-properties fo:font-family="GenRyuMin2 JP SB" style:font-family-asian="GenRyuMin2 JP SB" style:font-family-complex="GenRyuMin2 JP SB" fo:font-size="14pt"/>
    </style:style>
    <style:style style:family="text" style:name="T538">
      <style:text-properties fo:color="#000000" fo:font-family="GenRyuMin2 JP SB" style:font-family-asian="GenRyuMin2 JP SB" style:font-family-complex="GenRyuMin2 JP SB" fo:font-size="18pt"/>
    </style:style>
    <style:style style:family="text" style:name="T539">
      <style:text-properties fo:color="#000000" fo:font-family="GenRyuMin2 JP SB" style:font-family-asian="GenRyuMin2 JP SB" style:font-family-complex="GenRyuMin2 JP SB" fo:font-size="12pt"/>
    </style:style>
    <style:style style:family="text" style:name="T540">
      <style:text-properties fo:color="#000000" fo:font-family="GenRyuMin2 JP SB" style:font-family-asian="GenRyuMin2 JP SB" style:font-family-complex="GenRyuMin2 JP SB" fo:font-size="14pt"/>
    </style:style>
    <style:style style:family="text" style:name="T541">
      <style:text-properties fo:color="#000000" fo:font-family="GenRyuMin2 JP SB" style:font-family-asian="GenRyuMin2 JP SB" style:font-family-complex="GenRyuMin2 JP SB" fo:font-size="12pt"/>
    </style:style>
    <style:style style:family="text" style:name="T542">
      <style:text-properties fo:color="#000000" fo:font-family="GenRyuMin2 JP SB" style:font-family-asian="GenRyuMin2 JP SB" style:font-family-complex="GenRyuMin2 JP SB" fo:font-size="9pt"/>
    </style:style>
    <style:style style:family="text" style:name="T543">
      <style:text-properties fo:font-family="GenRyuMin2 JP SB" style:font-family-asian="GenRyuMin2 JP SB" style:font-family-complex="GenRyuMin2 JP SB" fo:font-size="7pt"/>
    </style:style>
    <style:style style:family="text" style:name="T544">
      <style:text-properties fo:font-family="GenRyuMin2 JP SB" style:font-family-asian="GenRyuMin2 JP SB" style:font-family-complex="GenRyuMin2 JP SB" fo:font-size="7pt"/>
    </style:style>
    <style:style style:family="paragraph" style:name="P193">
      <style:paragraph-properties fo:margin-left="0cm" fo:margin-right="0cm" fo:text-indent="0cm" fo:border="none"/>
      <style:text-properties fo:font-family="GenRyuMin2 JP SB" style:font-family-asian="GenRyuMin2 JP SB" style:font-family-complex="GenRyuMin2 JP SB" fo:font-size="14pt"/>
    </style:style>
    <style:style style:family="text" style:name="T545">
      <style:text-properties fo:font-family="GenRyuMin2 JP SB" style:font-family-asian="GenRyuMin2 JP SB" style:font-family-complex="GenRyuMin2 JP SB" fo:font-size="14pt"/>
    </style:style>
    <style:style style:family="text" style:name="T546">
      <style:text-properties fo:font-family="GenRyuMin2 JP SB" style:font-family-asian="GenRyuMin2 JP SB" style:font-family-complex="GenRyuMin2 JP SB" fo:font-size="14pt"/>
    </style:style>
    <style:style style:family="text" style:name="T547">
      <style:text-properties fo:font-family="GenRyuMin2 JP SB" style:font-family-asian="GenRyuMin2 JP SB" style:font-family-complex="GenRyuMin2 JP SB" fo:font-size="14pt"/>
    </style:style>
    <style:style style:family="text" style:name="T548">
      <style:text-properties fo:font-family="GenRyuMin2 JP SB" style:font-family-asian="GenRyuMin2 JP SB" style:font-family-complex="GenRyuMin2 JP SB" fo:font-size="14pt"/>
    </style:style>
    <style:style style:family="paragraph" style:name="P194">
      <style:paragraph-properties fo:break-before="page"/>
      <style:text-properties fo:font-family="GenRyuMin2 JP SB" style:font-family-complex="GenRyuMin2 JP SB" fo:font-size="18pt"/>
    </style:style>
    <style:style style:family="text" style:name="T549">
      <style:text-properties fo:font-family="GenRyuMin2 JP SB" style:font-family-complex="GenRyuMin2 JP SB" fo:font-size="18pt"/>
    </style:style>
    <style:style style:family="text" style:name="T550">
      <style:text-properties fo:font-family="GenRyuMin2 JP SB" style:font-family-complex="GenRyuMin2 JP SB" fo:font-size="18pt"/>
    </style:style>
    <style:style style:parent-style-name="138" style:family="paragraph" style:name="P195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51">
      <style:text-properties fo:font-family="GenRyuMin2 JP SB" style:font-family-asian="GenRyuMin2 JP SB" style:font-family-complex="GenRyuMin2 JP SB"/>
    </style:style>
    <style:style style:family="text" style:name="T552">
      <style:text-properties fo:font-family="GenRyuMin2 JP SB" style:font-family-asian="GenRyuMin2 JP SB" style:font-family-complex="GenRyuMin2 JP SB"/>
    </style:style>
    <style:style style:family="text" style:name="T553">
      <style:text-properties fo:font-family="GenRyuMin2 JP SB" style:font-family-asian="GenRyuMin2 JP SB" style:font-family-complex="GenRyuMin2 JP SB"/>
    </style:style>
    <style:style style:family="text" style:name="T554">
      <style:text-properties fo:font-family="GenRyuMin2 JP SB" style:font-family-asian="GenRyuMin2 JP SB" style:font-family-complex="GenRyuMin2 JP SB"/>
    </style:style>
    <style:style style:family="paragraph" style:name="P196">
      <style:paragraph-properties/>
      <style:text-properties fo:font-family="GenRyuMin2 JP SB" style:font-family-complex="GenRyuMin2 JP SB" fo:font-size="14pt"/>
    </style:style>
    <style:style style:family="text" style:name="T555">
      <style:text-properties fo:font-family="GenRyuMin2 JP SB" style:font-family-asian="GenRyuMin2 JP SB" style:font-family-complex="GenRyuMin2 JP SB" fo:font-size="14pt"/>
    </style:style>
    <style:style style:family="text" style:name="T556">
      <style:text-properties fo:font-family="GenRyuMin2 JP SB" style:font-family-asian="GenRyuMin2 JP SB" style:font-family-complex="GenRyuMin2 JP SB" fo:font-size="14pt"/>
    </style:style>
    <style:style style:family="paragraph" style:name="P197">
      <style:paragraph-properties/>
      <style:text-properties fo:font-family="GenRyuMin2 JP SB" style:font-family-complex="GenRyuMin2 JP SB" fo:font-size="14pt"/>
    </style:style>
    <style:style style:family="text" style:name="T557">
      <style:text-properties fo:font-family="GenRyuMin2 JP SB" style:font-family-asian="GenRyuMin2 JP SB" style:font-family-complex="GenRyuMin2 JP SB" fo:font-size="14pt"/>
    </style:style>
    <style:style style:family="text" style:name="T558">
      <style:text-properties fo:font-family="GenRyuMin2 JP SB" style:font-family-asian="GenRyuMin2 JP SB" style:font-family-complex="GenRyuMin2 JP SB" fo:font-size="14pt"/>
    </style:style>
    <style:style style:family="text" style:name="T559">
      <style:text-properties fo:font-family="GenRyuMin2 JP SB" style:font-family-asian="GenRyuMin2 JP SB" style:font-family-complex="GenRyuMin2 JP SB" fo:font-size="14pt"/>
    </style:style>
    <style:style style:family="text" style:name="T560">
      <style:text-properties fo:font-family="GenRyuMin2 JP SB" style:font-family-asian="GenRyuMin2 JP SB" style:font-family-complex="GenRyuMin2 JP SB" fo:font-size="14pt"/>
    </style:style>
    <style:style style:family="paragraph" style:name="P198">
      <style:paragraph-properties/>
      <style:text-properties fo:font-family="GenRyuMin2 JP SB" style:font-family-complex="GenRyuMin2 JP SB" fo:font-size="14pt"/>
    </style:style>
    <style:style style:family="text" style:name="T561">
      <style:text-properties fo:font-family="GenRyuMin2 JP SB" style:font-family-asian="GenRyuMin2 JP SB" style:font-family-complex="GenRyuMin2 JP SB" fo:font-size="14pt"/>
    </style:style>
    <style:style style:family="text" style:name="T562">
      <style:text-properties fo:font-family="GenRyuMin2 JP SB" style:font-family-asian="GenRyuMin2 JP SB" style:font-family-complex="GenRyuMin2 JP SB" fo:font-size="14pt"/>
    </style:style>
    <style:style style:family="paragraph" style:name="P1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3">
      <style:text-properties fo:font-family="GenRyuMin2 JP SB" style:font-family-asian="GenRyuMin2 JP SB" style:font-family-complex="GenRyuMin2 JP SB" fo:font-size="14pt"/>
    </style:style>
    <style:style style:family="text" style:name="T564">
      <style:text-properties fo:font-family="GenRyuMin2 JP SB" style:font-family-asian="GenRyuMin2 JP SB" style:font-family-complex="GenRyuMin2 JP SB" fo:font-size="14pt"/>
    </style:style>
    <style:style style:family="paragraph" style:name="P200">
      <style:paragraph-properties/>
      <style:text-properties fo:font-family="GenRyuMin2 JP SB" style:font-family-complex="GenRyuMin2 JP SB" fo:font-size="14pt"/>
    </style:style>
    <style:style style:family="text" style:name="T565">
      <style:text-properties fo:font-family="GenRyuMin2 JP SB" style:font-family-asian="GenRyuMin2 JP SB" style:font-family-complex="GenRyuMin2 JP SB" fo:font-size="14pt"/>
    </style:style>
    <style:style style:family="text" style:name="T566">
      <style:text-properties fo:font-family="GenRyuMin2 JP SB" style:font-family-asian="GenRyuMin2 JP SB" style:font-family-complex="GenRyuMin2 JP SB" fo:font-size="14pt"/>
    </style:style>
    <style:style style:family="paragraph" style:name="P20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7">
      <style:text-properties fo:font-family="GenRyuMin2 JP SB" style:font-family-asian="GenRyuMin2 JP SB" style:font-family-complex="GenRyuMin2 JP SB" fo:font-size="14pt"/>
    </style:style>
    <style:style style:family="text" style:name="T568">
      <style:text-properties fo:font-family="GenRyuMin2 JP SB" style:font-family-asian="GenRyuMin2 JP SB" style:font-family-complex="GenRyuMin2 JP SB" fo:font-size="14pt"/>
    </style:style>
    <style:style style:family="text" style:name="T569">
      <style:text-properties fo:font-family="GenRyuMin2 JP SB" style:font-family-asian="GenRyuMin2 JP SB" style:font-family-complex="GenRyuMin2 JP SB" fo:font-size="14pt"/>
    </style:style>
    <style:style style:family="text" style:name="T570">
      <style:text-properties fo:font-family="GenRyuMin2 JP SB" style:font-family-asian="GenRyuMin2 JP SB" style:font-family-complex="GenRyuMin2 JP SB" fo:font-size="14pt"/>
    </style:style>
    <style:style style:family="text" style:name="T571">
      <style:text-properties fo:font-family="GenRyuMin2 JP SB" style:font-family-asian="GenRyuMin2 JP SB" style:font-family-complex="GenRyuMin2 JP SB" fo:font-size="14pt"/>
    </style:style>
    <style:style style:family="text" style:name="T572">
      <style:text-properties fo:font-family="GenRyuMin2 JP SB" style:font-family-asian="GenRyuMin2 JP SB" style:font-family-complex="GenRyuMin2 JP SB" fo:font-size="14pt"/>
    </style:style>
    <style:style style:family="text" style:name="T573">
      <style:text-properties fo:font-family="GenRyuMin2 JP SB" style:font-family-asian="GenRyuMin2 JP SB" style:font-family-complex="GenRyuMin2 JP SB" fo:font-size="14pt"/>
    </style:style>
    <style:style style:family="paragraph" style:name="P202">
      <style:paragraph-properties/>
      <style:text-properties fo:font-size="9pt"/>
    </style:style>
    <style:style style:family="text" style:name="T574">
      <style:text-properties fo:font-family="GenRyuMin2 JP SB" style:font-family-asian="GenRyuMin2 JP SB" style:font-family-complex="GenRyuMin2 JP SB" fo:font-size="9pt"/>
    </style:style>
    <style:style style:family="text" style:name="T575">
      <style:text-properties fo:font-family="GenRyuMin2 JP SB" style:font-family-asian="GenRyuMin2 JP SB" style:font-family-complex="GenRyuMin2 JP SB" fo:font-size="9pt"/>
    </style:style>
    <style:style style:family="paragraph" style:name="P20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76">
      <style:text-properties fo:font-family="GenRyuMin2 JP SB" style:font-family-asian="GenRyuMin2 JP SB" style:font-family-complex="GenRyuMin2 JP SB" fo:font-size="14pt"/>
    </style:style>
    <style:style style:family="text" style:name="T577">
      <style:text-properties fo:font-family="GenRyuMin2 JP SB" style:font-family-asian="GenRyuMin2 JP SB" style:font-family-complex="GenRyuMin2 JP SB" fo:font-size="14pt"/>
    </style:style>
    <style:style style:family="paragraph" style:name="P2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78">
      <style:text-properties fo:font-family="GenRyuMin2 JP SB" style:font-family-asian="GenRyuMin2 JP SB" style:font-family-complex="GenRyuMin2 JP SB" fo:font-size="9pt"/>
    </style:style>
    <style:style style:family="text" style:name="T579">
      <style:text-properties fo:font-family="GenRyuMin2 JP SB" style:font-family-asian="GenRyuMin2 JP SB" style:font-family-complex="GenRyuMin2 JP SB" fo:font-size="9pt"/>
    </style:style>
    <style:style style:family="text" style:name="T580">
      <style:text-properties fo:font-family="GenRyuMin2 JP SB" style:font-family-asian="GenRyuMin2 JP SB" style:font-family-complex="GenRyuMin2 JP SB" fo:font-size="9pt"/>
    </style:style>
    <style:style style:family="text" style:name="T581">
      <style:text-properties fo:font-family="GenRyuMin2 JP SB" style:font-family-asian="GenRyuMin2 JP SB" style:font-family-complex="GenRyuMin2 JP SB" fo:font-size="14pt"/>
    </style:style>
    <style:style style:family="text" style:name="T582">
      <style:text-properties fo:font-family="GenRyuMin2 JP SB" style:font-family-asian="GenRyuMin2 JP SB" style:font-family-complex="GenRyuMin2 JP SB" fo:font-size="14pt"/>
    </style:style>
    <style:style style:family="text" style:name="T583">
      <style:text-properties fo:font-family="GenRyuMin2 JP SB" style:font-family-asian="GenRyuMin2 JP SB" style:font-family-complex="GenRyuMin2 JP SB" fo:font-size="9pt"/>
    </style:style>
    <style:style style:family="paragraph" style:name="P205">
      <style:paragraph-properties/>
      <style:text-properties fo:font-size="14pt"/>
    </style:style>
    <style:style style:family="text" style:name="T584">
      <style:text-properties fo:font-family="GenRyuMin2 JP SB" style:font-family-asian="GenRyuMin2 JP SB" style:font-family-complex="GenRyuMin2 JP SB" fo:font-size="14pt"/>
    </style:style>
    <style:style style:family="text" style:name="T585">
      <style:text-properties fo:font-family="GenRyuMin2 JP SB" style:font-family-asian="GenRyuMin2 JP SB" style:font-family-complex="GenRyuMin2 JP SB" fo:font-size="14pt"/>
    </style:style>
    <style:style style:family="paragraph" style:name="P2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86">
      <style:text-properties fo:font-family="GenRyuMin2 JP SB" style:font-family-asian="GenRyuMin2 JP SB" style:font-family-complex="GenRyuMin2 JP SB" fo:font-size="9pt"/>
    </style:style>
    <style:style style:family="text" style:name="T587">
      <style:text-properties fo:font-family="GenRyuMin2 JP SB" style:font-family-asian="GenRyuMin2 JP SB" style:font-family-complex="GenRyuMin2 JP SB" fo:font-size="9pt"/>
    </style:style>
    <style:style style:family="text" style:name="T588">
      <style:text-properties fo:font-family="GenRyuMin2 JP SB" style:font-family-asian="GenRyuMin2 JP SB" style:font-family-complex="GenRyuMin2 JP SB" fo:font-size="9pt"/>
    </style:style>
    <style:style style:family="paragraph" style:name="P207">
      <style:paragraph-properties/>
      <style:text-properties fo:font-size="14pt"/>
    </style:style>
    <style:style style:family="text" style:name="T589">
      <style:text-properties fo:font-family="GenRyuMin2 JP SB" style:font-family-asian="GenRyuMin2 JP SB" style:font-family-complex="GenRyuMin2 JP SB" fo:font-size="14pt"/>
    </style:style>
    <style:style style:family="text" style:name="T590">
      <style:text-properties fo:font-family="GenRyuMin2 JP SB" style:font-family-asian="GenRyuMin2 JP SB" style:font-family-complex="GenRyuMin2 JP SB" fo:font-size="14pt"/>
    </style:style>
    <style:style style:family="paragraph" style:name="P2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1">
      <style:text-properties fo:font-family="GenRyuMin2 JP SB" style:font-family-asian="GenRyuMin2 JP SB" style:font-family-complex="GenRyuMin2 JP SB" fo:font-size="9pt"/>
    </style:style>
    <style:style style:family="text" style:name="T592">
      <style:text-properties fo:font-family="GenRyuMin2 JP SB" style:font-family-asian="GenRyuMin2 JP SB" style:font-family-complex="GenRyuMin2 JP SB" fo:font-size="9pt"/>
    </style:style>
    <style:style style:family="text" style:name="T593">
      <style:text-properties fo:font-family="GenRyuMin2 JP SB" style:font-family-asian="GenRyuMin2 JP SB" style:font-family-complex="GenRyuMin2 JP SB" fo:font-size="9pt"/>
    </style:style>
    <style:style style:family="paragraph" style:name="P209">
      <style:paragraph-properties/>
      <style:text-properties fo:font-size="14pt"/>
    </style:style>
    <style:style style:family="text" style:name="T594">
      <style:text-properties fo:font-family="GenRyuMin2 JP SB" style:font-family-asian="GenRyuMin2 JP SB" style:font-family-complex="GenRyuMin2 JP SB" fo:font-size="14pt"/>
    </style:style>
    <style:style style:family="text" style:name="T595">
      <style:text-properties fo:font-family="GenRyuMin2 JP SB" style:font-family-asian="GenRyuMin2 JP SB" style:font-family-complex="GenRyuMin2 JP SB" fo:font-size="14pt"/>
    </style:style>
    <style:style style:family="paragraph" style:name="P2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6">
      <style:text-properties fo:font-family="GenRyuMin2 JP SB" style:font-family-asian="GenRyuMin2 JP SB" style:font-family-complex="GenRyuMin2 JP SB" fo:font-size="9pt"/>
    </style:style>
    <style:style style:family="text" style:name="T597">
      <style:text-properties fo:font-family="GenRyuMin2 JP SB" style:font-family-asian="GenRyuMin2 JP SB" style:font-family-complex="GenRyuMin2 JP SB" fo:font-size="9pt"/>
    </style:style>
    <style:style style:family="text" style:name="T598">
      <style:text-properties fo:font-family="GenRyuMin2 JP SB" style:font-family-asian="GenRyuMin2 JP SB" style:font-family-complex="GenRyuMin2 JP SB" fo:font-size="9pt"/>
    </style:style>
    <style:style style:family="paragraph" style:name="P211">
      <style:paragraph-properties/>
      <style:text-properties fo:font-size="14pt"/>
    </style:style>
    <style:style style:family="text" style:name="T599">
      <style:text-properties fo:font-family="GenRyuMin2 JP SB" style:font-family-asian="GenRyuMin2 JP SB" style:font-family-complex="GenRyuMin2 JP SB" fo:font-size="14pt"/>
    </style:style>
    <style:style style:family="text" style:name="T600">
      <style:text-properties fo:font-family="GenRyuMin2 JP SB" style:font-family-asian="GenRyuMin2 JP SB" style:font-family-complex="GenRyuMin2 JP SB" fo:font-size="14pt"/>
    </style:style>
    <style:style style:family="paragraph" style:name="P2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01">
      <style:text-properties fo:font-family="GenRyuMin2 JP SB" style:font-family-asian="GenRyuMin2 JP SB" style:font-family-complex="GenRyuMin2 JP SB" fo:font-size="9pt"/>
    </style:style>
    <style:style style:family="text" style:name="T602">
      <style:text-properties fo:font-family="GenRyuMin2 JP SB" style:font-family-asian="GenRyuMin2 JP SB" style:font-family-complex="GenRyuMin2 JP SB" fo:font-size="9pt"/>
    </style:style>
    <style:style style:family="text" style:name="T603">
      <style:text-properties fo:font-family="GenRyuMin2 JP SB" style:font-family-asian="GenRyuMin2 JP SB" style:font-family-complex="GenRyuMin2 JP SB" fo:font-size="9pt"/>
    </style:style>
    <style:style style:family="paragraph" style:name="P213">
      <style:paragraph-properties/>
      <style:text-properties fo:font-size="14pt"/>
    </style:style>
    <style:style style:family="text" style:name="T604">
      <style:text-properties fo:font-family="GenRyuMin2 JP SB" style:font-family-asian="GenRyuMin2 JP SB" style:font-family-complex="GenRyuMin2 JP SB" fo:font-size="14pt"/>
    </style:style>
    <style:style style:family="text" style:name="T605">
      <style:text-properties fo:font-family="GenRyuMin2 JP SB" style:font-family-asian="GenRyuMin2 JP SB" style:font-family-complex="GenRyuMin2 JP SB" fo:font-size="14pt"/>
    </style:style>
    <style:style style:family="paragraph" style:name="P21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06">
      <style:text-properties/>
    </style:style>
    <style:style style:family="text" style:name="T607">
      <style:text-properties/>
    </style:style>
    <style:style style:family="paragraph" style:name="P215">
      <style:paragraph-properties/>
      <style:text-properties fo:font-family="GenRyuMin2 JP SB" style:font-family-asian="GenRyuMin2 JP SB" style:font-family-complex="GenRyuMin2 JP SB" fo:font-size="20pt"/>
    </style:style>
    <style:style style:family="text" style:name="T608">
      <style:text-properties fo:font-family="GenRyuMin2 JP SB" style:font-family-asian="GenRyuMin2 JP SB" style:font-family-complex="GenRyuMin2 JP SB" fo:font-size="20pt"/>
    </style:style>
    <style:style style:family="text" style:name="T609">
      <style:text-properties fo:font-family="GenRyuMin2 JP SB" style:font-family-asian="GenRyuMin2 JP SB" style:font-family-complex="GenRyuMin2 JP SB" fo:font-size="14pt"/>
    </style:style>
    <style:style style:family="text" style:name="T610">
      <style:text-properties fo:font-family="GenRyuMin2 JP SB" style:font-family-asian="GenRyuMin2 JP SB" style:font-family-complex="GenRyuMin2 JP SB" fo:font-size="20pt"/>
    </style:style>
    <style:style style:family="text" style:name="T611">
      <style:text-properties fo:font-family="GenRyuMin2 JP SB" style:font-family-asian="GenRyuMin2 JP SB" style:font-family-complex="GenRyuMin2 JP SB" fo:font-size="20pt"/>
    </style:style>
    <style:style style:family="paragraph" style:name="P21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12">
      <style:text-properties fo:font-family="GenRyuMin2 JP SB" style:font-family-asian="GenRyuMin2 JP SB" style:font-family-complex="GenRyuMin2 JP SB" fo:font-size="14pt"/>
    </style:style>
    <style:style style:family="text" style:name="T613">
      <style:text-properties fo:font-family="GenRyuMin2 JP SB" style:font-family-asian="GenRyuMin2 JP SB" style:font-family-complex="GenRyuMin2 JP SB" fo:font-size="14pt"/>
    </style:style>
    <style:style style:family="paragraph" style:name="P21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4">
      <style:text-properties fo:font-family="GenRyuMin2 JP SB" style:font-family-asian="GenRyuMin2 JP SB" style:font-family-complex="GenRyuMin2 JP SB" fo:font-size="9pt"/>
    </style:style>
    <style:style style:family="text" style:name="T615">
      <style:text-properties fo:font-family="GenRyuMin2 JP SB" style:font-family-asian="GenRyuMin2 JP SB" style:font-family-complex="GenRyuMin2 JP SB" fo:font-size="9pt"/>
    </style:style>
    <style:style style:family="text" style:name="T616">
      <style:text-properties fo:font-family="GenRyuMin2 JP SB" style:font-family-asian="GenRyuMin2 JP SB" style:font-family-complex="GenRyuMin2 JP SB" fo:font-size="9pt"/>
    </style:style>
    <style:style style:family="paragraph" style:name="P218">
      <style:paragraph-properties/>
      <style:text-properties fo:font-size="14pt"/>
    </style:style>
    <style:style style:family="text" style:name="T617">
      <style:text-properties fo:font-family="GenRyuMin2 JP SB" style:font-family-asian="GenRyuMin2 JP SB" style:font-family-complex="GenRyuMin2 JP SB" fo:font-size="14pt"/>
    </style:style>
    <style:style style:family="text" style:name="T618">
      <style:text-properties fo:font-family="GenRyuMin2 JP SB" style:font-family-asian="GenRyuMin2 JP SB" style:font-family-complex="GenRyuMin2 JP SB" fo:font-size="14pt"/>
    </style:style>
    <style:style style:family="paragraph" style:name="P21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9">
      <style:text-properties fo:font-family="GenRyuMin2 JP SB" style:font-family-asian="GenRyuMin2 JP SB" style:font-family-complex="GenRyuMin2 JP SB" fo:font-size="9pt"/>
    </style:style>
    <style:style style:family="text" style:name="T620">
      <style:text-properties fo:font-family="GenRyuMin2 JP SB" style:font-family-asian="GenRyuMin2 JP SB" style:font-family-complex="GenRyuMin2 JP SB" fo:font-size="9pt"/>
    </style:style>
    <style:style style:family="text" style:name="T621">
      <style:text-properties fo:font-family="GenRyuMin2 JP SB" style:font-family-asian="GenRyuMin2 JP SB" style:font-family-complex="GenRyuMin2 JP SB" fo:font-size="9pt"/>
    </style:style>
    <style:style style:family="paragraph" style:name="P220">
      <style:paragraph-properties/>
      <style:text-properties fo:font-size="14pt"/>
    </style:style>
    <style:style style:family="text" style:name="T622">
      <style:text-properties fo:font-family="GenRyuMin2 JP SB" style:font-family-asian="GenRyuMin2 JP SB" style:font-family-complex="GenRyuMin2 JP SB" fo:font-size="14pt"/>
    </style:style>
    <style:style style:family="text" style:name="T623">
      <style:text-properties fo:font-family="GenRyuMin2 JP SB" style:font-family-asian="GenRyuMin2 JP SB" style:font-family-complex="GenRyuMin2 JP SB" fo:font-size="14pt"/>
    </style:style>
    <style:style style:family="paragraph" style:name="P2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24">
      <style:text-properties fo:font-family="GenRyuMin2 JP SB" style:font-family-asian="GenRyuMin2 JP SB" style:font-family-complex="GenRyuMin2 JP SB" fo:font-size="9pt"/>
    </style:style>
    <style:style style:family="text" style:name="T625">
      <style:text-properties fo:font-family="GenRyuMin2 JP SB" style:font-family-asian="GenRyuMin2 JP SB" style:font-family-complex="GenRyuMin2 JP SB" fo:font-size="9pt"/>
    </style:style>
    <style:style style:family="text" style:name="T626">
      <style:text-properties fo:font-family="GenRyuMin2 JP SB" style:font-family-asian="GenRyuMin2 JP SB" style:font-family-complex="GenRyuMin2 JP SB" fo:font-size="9pt"/>
    </style:style>
    <style:style style:family="paragraph" style:name="P222">
      <style:paragraph-properties/>
      <style:text-properties fo:font-size="14pt"/>
    </style:style>
    <style:style style:family="text" style:name="T627">
      <style:text-properties fo:font-family="GenRyuMin2 JP SB" style:font-family-asian="GenRyuMin2 JP SB" style:font-family-complex="GenRyuMin2 JP SB" fo:font-size="14pt"/>
    </style:style>
    <style:style style:family="text" style:name="T628">
      <style:text-properties fo:font-family="GenRyuMin2 JP SB" style:font-family-asian="GenRyuMin2 JP SB" style:font-family-complex="GenRyuMin2 JP SB" fo:font-size="14pt"/>
    </style:style>
    <style:style style:family="paragraph" style:name="P223">
      <style:paragraph-properties/>
      <style:text-properties fo:font-size="14pt"/>
    </style:style>
    <style:style style:family="text" style:name="T629">
      <style:text-properties fo:font-family="GenRyuMin2 JP SB" style:font-family-asian="GenRyuMin2 JP SB" style:font-family-complex="GenRyuMin2 JP SB" fo:font-size="14pt"/>
    </style:style>
    <style:style style:family="text" style:name="T630">
      <style:text-properties fo:font-family="GenRyuMin2 JP SB" style:font-family-asian="GenRyuMin2 JP SB" style:font-family-complex="GenRyuMin2 JP SB" fo:font-size="14pt"/>
    </style:style>
    <style:style style:family="paragraph" style:name="P2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1">
      <style:text-properties fo:font-family="GenRyuMin2 JP SB" style:font-family-asian="GenRyuMin2 JP SB" style:font-family-complex="GenRyuMin2 JP SB" fo:font-size="9pt"/>
    </style:style>
    <style:style style:family="text" style:name="T632">
      <style:text-properties fo:font-family="GenRyuMin2 JP SB" style:font-family-asian="GenRyuMin2 JP SB" style:font-family-complex="GenRyuMin2 JP SB" fo:font-size="9pt"/>
    </style:style>
    <style:style style:family="text" style:name="T633">
      <style:text-properties fo:font-family="GenRyuMin2 JP SB" style:font-family-asian="GenRyuMin2 JP SB" style:font-family-complex="GenRyuMin2 JP SB" fo:font-size="9pt"/>
    </style:style>
    <style:style style:family="paragraph" style:name="P225">
      <style:paragraph-properties/>
      <style:text-properties fo:font-size="14pt"/>
    </style:style>
    <style:style style:family="text" style:name="T634">
      <style:text-properties fo:font-family="GenRyuMin2 JP SB" style:font-family-asian="GenRyuMin2 JP SB" style:font-family-complex="GenRyuMin2 JP SB" fo:font-size="14pt"/>
    </style:style>
    <style:style style:family="text" style:name="T635">
      <style:text-properties fo:font-family="GenRyuMin2 JP SB" style:font-family-asian="GenRyuMin2 JP SB" style:font-family-complex="GenRyuMin2 JP SB" fo:font-size="14pt"/>
    </style:style>
    <style:style style:family="paragraph" style:name="P2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6">
      <style:text-properties fo:font-family="GenRyuMin2 JP SB" style:font-family-asian="GenRyuMin2 JP SB" style:font-family-complex="GenRyuMin2 JP SB" fo:font-size="9pt"/>
    </style:style>
    <style:style style:family="text" style:name="T637">
      <style:text-properties fo:font-family="GenRyuMin2 JP SB" style:font-family-asian="GenRyuMin2 JP SB" style:font-family-complex="GenRyuMin2 JP SB" fo:font-size="9pt"/>
    </style:style>
    <style:style style:family="text" style:name="T638">
      <style:text-properties fo:font-family="GenRyuMin2 JP SB" style:font-family-asian="GenRyuMin2 JP SB" style:font-family-complex="GenRyuMin2 JP SB" fo:font-size="9pt"/>
    </style:style>
    <style:style style:family="paragraph" style:name="P227">
      <style:paragraph-properties/>
      <style:text-properties fo:font-size="14pt"/>
    </style:style>
    <style:style style:family="text" style:name="T639">
      <style:text-properties fo:font-family="GenRyuMin2 JP SB" style:font-family-asian="GenRyuMin2 JP SB" style:font-family-complex="GenRyuMin2 JP SB" fo:font-size="14pt"/>
    </style:style>
    <style:style style:family="text" style:name="T640">
      <style:text-properties fo:font-family="GenRyuMin2 JP SB" style:font-family-asian="GenRyuMin2 JP SB" style:font-family-complex="GenRyuMin2 JP SB" fo:font-size="14pt"/>
    </style:style>
    <style:style style:family="paragraph" style:name="P228">
      <style:paragraph-properties/>
      <style:text-properties fo:font-family="GenRyuMin2 JP SB" style:font-family-complex="GenRyuMin2 JP SB" fo:font-size="6pt"/>
    </style:style>
    <style:style style:family="text" style:name="T641">
      <style:text-properties fo:font-family="GenRyuMin2 JP SB" style:font-family-asian="GenRyuMin2 JP SB" style:font-family-complex="GenRyuMin2 JP SB" fo:font-size="9pt"/>
    </style:style>
    <style:style style:family="text" style:name="T642">
      <style:text-properties fo:font-family="GenRyuMin2 JP SB" style:font-family-asian="GenRyuMin2 JP SB" style:font-family-complex="GenRyuMin2 JP SB" fo:font-size="9pt"/>
    </style:style>
    <style:style style:family="text" style:name="T643">
      <style:text-properties fo:font-family="GenRyuMin2 JP SB" style:font-family-complex="GenRyuMin2 JP SB" fo:font-size="6pt"/>
    </style:style>
    <style:style style:family="text" style:name="T644">
      <style:text-properties fo:font-family="GenRyuMin2 JP SB" style:font-family-asian="GenRyuMin2 JP SB" style:font-family-complex="GenRyuMin2 JP SB" fo:font-size="9pt"/>
    </style:style>
    <style:style style:family="text" style:name="T645">
      <style:text-properties fo:font-family="GenRyuMin2 JP SB" style:font-family-asian="GenRyuMin2 JP SB" style:font-family-complex="GenRyuMin2 JP SB" fo:font-size="9pt"/>
    </style:style>
    <style:style style:family="text" style:name="T646">
      <style:text-properties fo:font-family="GenRyuMin2 JP SB" style:font-family-asian="GenRyuMin2 JP SB" style:font-family-complex="GenRyuMin2 JP SB" fo:font-size="9pt"/>
    </style:style>
    <style:style style:family="text" style:name="T647">
      <style:text-properties fo:font-family="GenRyuMin2 JP SB" style:font-family-complex="GenRyuMin2 JP SB" fo:font-size="6pt"/>
    </style:style>
    <style:style style:family="paragraph" style:name="P229">
      <style:paragraph-properties/>
      <style:text-properties fo:font-size="14pt"/>
    </style:style>
    <style:style style:family="text" style:name="T648">
      <style:text-properties fo:font-family="GenRyuMin2 JP SB" style:font-family-asian="GenRyuMin2 JP SB" style:font-family-complex="GenRyuMin2 JP SB" fo:font-size="14pt"/>
    </style:style>
    <style:style style:family="text" style:name="T649">
      <style:text-properties fo:font-family="GenRyuMin2 JP SB" style:font-family-asian="GenRyuMin2 JP SB" style:font-family-complex="GenRyuMin2 JP SB" fo:font-size="14pt"/>
    </style:style>
    <style:style style:family="paragraph" style:name="P23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0">
      <style:text-properties fo:font-family="GenRyuMin2 JP SB" style:font-family-asian="GenRyuMin2 JP SB" style:font-family-complex="GenRyuMin2 JP SB" fo:font-size="14pt"/>
    </style:style>
    <style:style style:family="text" style:name="T651">
      <style:text-properties fo:font-family="GenRyuMin2 JP SB" style:font-family-asian="GenRyuMin2 JP SB" style:font-family-complex="GenRyuMin2 JP SB" fo:font-size="14pt"/>
    </style:style>
    <style:style style:family="paragraph" style:name="P23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2">
      <style:text-properties fo:font-family="GenRyuMin2 JP SB" style:font-family-asian="GenRyuMin2 JP SB" style:font-family-complex="GenRyuMin2 JP SB" fo:font-size="14pt"/>
    </style:style>
    <style:style style:family="text" style:name="T653">
      <style:text-properties fo:font-family="GenRyuMin2 JP SB" style:font-family-asian="GenRyuMin2 JP SB" style:font-family-complex="GenRyuMin2 JP SB" fo:font-size="14pt"/>
    </style:style>
    <style:style style:family="text" style:name="T654">
      <style:text-properties fo:font-family="GenRyuMin2 JP SB" style:font-family-asian="GenRyuMin2 JP SB" style:font-family-complex="GenRyuMin2 JP SB" fo:font-size="14pt"/>
    </style:style>
    <style:style style:family="text" style:name="T655">
      <style:text-properties fo:font-family="GenRyuMin2 JP SB" style:font-family-asian="GenRyuMin2 JP SB" style:font-family-complex="GenRyuMin2 JP SB" fo:font-size="14pt"/>
    </style:style>
    <style:style style:family="paragraph" style:name="P232">
      <style:paragraph-properties/>
      <style:text-properties fo:font-size="9pt"/>
    </style:style>
    <style:style style:family="text" style:name="T656">
      <style:text-properties fo:font-family="GenRyuMin2 JP SB" style:font-family-asian="GenRyuMin2 JP SB" style:font-family-complex="GenRyuMin2 JP SB" fo:font-size="9pt"/>
    </style:style>
    <style:style style:family="text" style:name="T657">
      <style:text-properties fo:font-family="GenRyuMin2 JP SB" style:font-family-asian="GenRyuMin2 JP SB" style:font-family-complex="GenRyuMin2 JP SB" fo:font-size="9pt"/>
    </style:style>
    <style:style style:family="paragraph" style:name="P2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8">
      <style:text-properties fo:font-family="GenRyuMin2 JP SB" style:font-family-asian="GenRyuMin2 JP SB" style:font-family-complex="GenRyuMin2 JP SB" fo:font-size="14pt"/>
    </style:style>
    <style:style style:family="text" style:name="T659">
      <style:text-properties fo:font-family="GenRyuMin2 JP SB" style:font-family-asian="GenRyuMin2 JP SB" style:font-family-complex="GenRyuMin2 JP SB" fo:font-size="14pt"/>
    </style:style>
    <style:style style:family="paragraph" style:name="P23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0">
      <style:text-properties fo:font-family="GenRyuMin2 JP SB" style:font-family-asian="GenRyuMin2 JP SB" style:font-family-complex="GenRyuMin2 JP SB" fo:font-size="9pt"/>
    </style:style>
    <style:style style:family="text" style:name="T661">
      <style:text-properties fo:font-family="GenRyuMin2 JP SB" style:font-family-asian="GenRyuMin2 JP SB" style:font-family-complex="GenRyuMin2 JP SB" fo:font-size="9pt"/>
    </style:style>
    <style:style style:family="text" style:name="T662">
      <style:text-properties fo:font-family="GenRyuMin2 JP SB" style:font-family-asian="GenRyuMin2 JP SB" style:font-family-complex="GenRyuMin2 JP SB" fo:font-size="9pt"/>
    </style:style>
    <style:style style:family="paragraph" style:name="P235">
      <style:paragraph-properties/>
      <style:text-properties fo:font-size="14pt"/>
    </style:style>
    <style:style style:family="text" style:name="T663">
      <style:text-properties fo:font-family="GenRyuMin2 JP SB" style:font-family-asian="GenRyuMin2 JP SB" style:font-family-complex="GenRyuMin2 JP SB" fo:font-size="14pt"/>
    </style:style>
    <style:style style:family="text" style:name="T664">
      <style:text-properties fo:font-family="GenRyuMin2 JP SB" style:font-family-asian="GenRyuMin2 JP SB" style:font-family-complex="GenRyuMin2 JP SB" fo:font-size="14pt"/>
    </style:style>
    <style:style style:family="paragraph" style:name="P2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5">
      <style:text-properties fo:font-family="GenRyuMin2 JP SB" style:font-family-asian="GenRyuMin2 JP SB" style:font-family-complex="GenRyuMin2 JP SB" fo:font-size="9pt"/>
    </style:style>
    <style:style style:family="text" style:name="T666">
      <style:text-properties fo:font-family="GenRyuMin2 JP SB" style:font-family-asian="GenRyuMin2 JP SB" style:font-family-complex="GenRyuMin2 JP SB" fo:font-size="9pt"/>
    </style:style>
    <style:style style:family="text" style:name="T667">
      <style:text-properties fo:font-family="GenRyuMin2 JP SB" style:font-family-asian="GenRyuMin2 JP SB" style:font-family-complex="GenRyuMin2 JP SB" fo:font-size="9pt"/>
    </style:style>
    <style:style style:family="paragraph" style:name="P237">
      <style:paragraph-properties/>
      <style:text-properties fo:font-size="14pt"/>
    </style:style>
    <style:style style:family="text" style:name="T668">
      <style:text-properties fo:font-family="GenRyuMin2 JP SB" style:font-family-asian="GenRyuMin2 JP SB" style:font-family-complex="GenRyuMin2 JP SB" fo:font-size="14pt"/>
    </style:style>
    <style:style style:family="text" style:name="T669">
      <style:text-properties fo:font-family="GenRyuMin2 JP SB" style:font-family-asian="GenRyuMin2 JP SB" style:font-family-complex="GenRyuMin2 JP SB" fo:font-size="14pt"/>
    </style:style>
    <style:style style:family="paragraph" style:name="P2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0">
      <style:text-properties fo:font-family="GenRyuMin2 JP SB" style:font-family-asian="GenRyuMin2 JP SB" style:font-family-complex="GenRyuMin2 JP SB" fo:font-size="9pt"/>
    </style:style>
    <style:style style:family="text" style:name="T671">
      <style:text-properties fo:font-family="GenRyuMin2 JP SB" style:font-family-asian="GenRyuMin2 JP SB" style:font-family-complex="GenRyuMin2 JP SB" fo:font-size="9pt"/>
    </style:style>
    <style:style style:family="text" style:name="T672">
      <style:text-properties fo:font-family="GenRyuMin2 JP SB" style:font-family-asian="GenRyuMin2 JP SB" style:font-family-complex="GenRyuMin2 JP SB" fo:font-size="9pt"/>
    </style:style>
    <style:style style:family="paragraph" style:name="P239">
      <style:paragraph-properties/>
      <style:text-properties fo:font-size="14pt"/>
    </style:style>
    <style:style style:family="text" style:name="T673">
      <style:text-properties fo:font-family="GenRyuMin2 JP SB" style:font-family-asian="GenRyuMin2 JP SB" style:font-family-complex="GenRyuMin2 JP SB" fo:font-size="14pt"/>
    </style:style>
    <style:style style:family="text" style:name="T674">
      <style:text-properties fo:font-family="GenRyuMin2 JP SB" style:font-family-asian="GenRyuMin2 JP SB" style:font-family-complex="GenRyuMin2 JP SB" fo:font-size="14pt"/>
    </style:style>
    <style:style style:family="paragraph" style:name="P2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5">
      <style:text-properties fo:font-family="GenRyuMin2 JP SB" style:font-family-asian="GenRyuMin2 JP SB" style:font-family-complex="GenRyuMin2 JP SB" fo:font-size="9pt"/>
    </style:style>
    <style:style style:family="text" style:name="T676">
      <style:text-properties fo:font-family="GenRyuMin2 JP SB" style:font-family-asian="GenRyuMin2 JP SB" style:font-family-complex="GenRyuMin2 JP SB" fo:font-size="9pt"/>
    </style:style>
    <style:style style:family="text" style:name="T677">
      <style:text-properties fo:font-family="GenRyuMin2 JP SB" style:font-family-asian="GenRyuMin2 JP SB" style:font-family-complex="GenRyuMin2 JP SB" fo:font-size="9pt"/>
    </style:style>
    <style:style style:family="paragraph" style:name="P241">
      <style:paragraph-properties/>
      <style:text-properties fo:font-size="14pt"/>
    </style:style>
    <style:style style:family="text" style:name="T678">
      <style:text-properties fo:font-family="GenRyuMin2 JP SB" style:font-family-asian="GenRyuMin2 JP SB" style:font-family-complex="GenRyuMin2 JP SB" fo:font-size="14pt"/>
    </style:style>
    <style:style style:family="text" style:name="T679">
      <style:text-properties fo:font-family="GenRyuMin2 JP SB" style:font-family-asian="GenRyuMin2 JP SB" style:font-family-complex="GenRyuMin2 JP SB" fo:font-size="14pt"/>
    </style:style>
    <style:style style:family="paragraph" style:name="P2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80">
      <style:text-properties fo:font-family="GenRyuMin2 JP SB" style:font-family-asian="GenRyuMin2 JP SB" style:font-family-complex="GenRyuMin2 JP SB" fo:font-size="9pt"/>
    </style:style>
    <style:style style:family="text" style:name="T681">
      <style:text-properties fo:font-family="GenRyuMin2 JP SB" style:font-family-asian="GenRyuMin2 JP SB" style:font-family-complex="GenRyuMin2 JP SB" fo:font-size="9pt"/>
    </style:style>
    <style:style style:family="text" style:name="T682">
      <style:text-properties fo:font-family="GenRyuMin2 JP SB" style:font-family-asian="GenRyuMin2 JP SB" style:font-family-complex="GenRyuMin2 JP SB" fo:font-size="9pt"/>
    </style:style>
    <style:style style:family="paragraph" style:name="P24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3">
      <style:text-properties fo:font-family="GenRyuMin2 JP SB" style:font-family-asian="GenRyuMin2 JP SB" style:font-family-complex="GenRyuMin2 JP SB" fo:font-size="14pt"/>
    </style:style>
    <style:style style:family="text" style:name="T684">
      <style:text-properties fo:font-family="GenRyuMin2 JP SB" style:font-family-asian="GenRyuMin2 JP SB" style:font-family-complex="GenRyuMin2 JP SB" fo:font-size="14pt"/>
    </style:style>
    <style:style style:family="paragraph" style:name="P24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5">
      <style:text-properties fo:font-family="GenRyuMin2 JP SB" style:font-family-asian="GenRyuMin2 JP SB" style:font-family-complex="GenRyuMin2 JP SB" fo:font-size="14pt"/>
    </style:style>
    <style:style style:family="text" style:name="T686">
      <style:text-properties fo:font-family="GenRyuMin2 JP SB" style:font-family-asian="GenRyuMin2 JP SB" style:font-family-complex="GenRyuMin2 JP SB" fo:font-size="14pt"/>
    </style:style>
    <style:style style:family="paragraph" style:name="P2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7">
      <style:text-properties fo:font-family="GenRyuMin2 JP SB" style:font-family-asian="GenRyuMin2 JP SB" style:font-family-complex="GenRyuMin2 JP SB" fo:font-size="14pt"/>
    </style:style>
    <style:style style:family="text" style:name="T688">
      <style:text-properties fo:font-family="GenRyuMin2 JP SB" style:font-family-asian="GenRyuMin2 JP SB" style:font-family-complex="GenRyuMin2 JP SB" fo:font-size="14pt"/>
    </style:style>
    <style:style style:family="text" style:name="T689">
      <style:text-properties fo:font-family="GenRyuMin2 JP SB" style:font-family-asian="GenRyuMin2 JP SB" style:font-family-complex="GenRyuMin2 JP SB" fo:font-size="14pt"/>
    </style:style>
    <style:style style:family="text" style:name="T690">
      <style:text-properties fo:font-family="GenRyuMin2 JP SB" style:font-family-asian="GenRyuMin2 JP SB" style:font-family-complex="GenRyuMin2 JP SB" fo:font-size="14pt"/>
    </style:style>
    <style:style style:family="paragraph" style:name="P24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91">
      <style:text-properties fo:font-family="GenRyuMin2 JP SB" style:font-family-asian="GenRyuMin2 JP SB" style:font-family-complex="GenRyuMin2 JP SB" fo:font-size="14pt"/>
    </style:style>
    <style:style style:family="text" style:name="T692">
      <style:text-properties fo:font-family="GenRyuMin2 JP SB" style:font-family-asian="GenRyuMin2 JP SB" style:font-family-complex="GenRyuMin2 JP SB" fo:font-size="14pt"/>
    </style:style>
    <style:style style:family="paragraph" style:name="P2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3">
      <style:text-properties fo:font-family="GenRyuMin2 JP SB" style:font-family-asian="GenRyuMin2 JP SB" style:font-family-complex="GenRyuMin2 JP SB" fo:font-size="9pt"/>
    </style:style>
    <style:style style:family="text" style:name="T694">
      <style:text-properties fo:font-family="GenRyuMin2 JP SB" style:font-family-asian="GenRyuMin2 JP SB" style:font-family-complex="GenRyuMin2 JP SB" fo:font-size="9pt"/>
    </style:style>
    <style:style style:family="text" style:name="T695">
      <style:text-properties fo:font-family="GenRyuMin2 JP SB" style:font-family-asian="GenRyuMin2 JP SB" style:font-family-complex="GenRyuMin2 JP SB" fo:font-size="9pt"/>
    </style:style>
    <style:style style:family="paragraph" style:name="P248">
      <style:paragraph-properties/>
      <style:text-properties fo:font-size="14pt"/>
    </style:style>
    <style:style style:family="text" style:name="T696">
      <style:text-properties fo:font-family="GenRyuMin2 JP SB" style:font-family-asian="GenRyuMin2 JP SB" style:font-family-complex="GenRyuMin2 JP SB" fo:font-size="14pt"/>
    </style:style>
    <style:style style:family="text" style:name="T697">
      <style:text-properties fo:font-family="GenRyuMin2 JP SB" style:font-family-asian="GenRyuMin2 JP SB" style:font-family-complex="GenRyuMin2 JP SB" fo:font-size="14pt"/>
    </style:style>
    <style:style style:family="paragraph" style:name="P2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8">
      <style:text-properties fo:font-family="GenRyuMin2 JP SB" style:font-family-asian="GenRyuMin2 JP SB" style:font-family-complex="GenRyuMin2 JP SB" fo:font-size="9pt"/>
    </style:style>
    <style:style style:family="text" style:name="T699">
      <style:text-properties fo:font-family="GenRyuMin2 JP SB" style:font-family-asian="GenRyuMin2 JP SB" style:font-family-complex="GenRyuMin2 JP SB" fo:font-size="9pt"/>
    </style:style>
    <style:style style:family="text" style:name="T700">
      <style:text-properties fo:font-family="GenRyuMin2 JP SB" style:font-family-asian="GenRyuMin2 JP SB" style:font-family-complex="GenRyuMin2 JP SB" fo:font-size="9pt"/>
    </style:style>
    <style:style style:family="paragraph" style:name="P250">
      <style:paragraph-properties/>
      <style:text-properties fo:font-size="14pt"/>
    </style:style>
    <style:style style:family="text" style:name="T701">
      <style:text-properties fo:font-family="GenRyuMin2 JP SB" style:font-family-asian="GenRyuMin2 JP SB" style:font-family-complex="GenRyuMin2 JP SB" fo:font-size="14pt"/>
    </style:style>
    <style:style style:family="text" style:name="T702">
      <style:text-properties fo:font-family="GenRyuMin2 JP SB" style:font-family-asian="GenRyuMin2 JP SB" style:font-family-complex="GenRyuMin2 JP SB" fo:font-size="14pt"/>
    </style:style>
    <style:style style:family="paragraph" style:name="P2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03">
      <style:text-properties fo:font-family="GenRyuMin2 JP SB" style:font-family-asian="GenRyuMin2 JP SB" style:font-family-complex="GenRyuMin2 JP SB" fo:font-size="9pt"/>
    </style:style>
    <style:style style:family="text" style:name="T704">
      <style:text-properties fo:font-family="GenRyuMin2 JP SB" style:font-family-asian="GenRyuMin2 JP SB" style:font-family-complex="GenRyuMin2 JP SB" fo:font-size="9pt"/>
    </style:style>
    <style:style style:family="text" style:name="T705">
      <style:text-properties fo:font-family="GenRyuMin2 JP SB" style:font-family-asian="GenRyuMin2 JP SB" style:font-family-complex="GenRyuMin2 JP SB" fo:font-size="9pt"/>
    </style:style>
    <style:style style:family="paragraph" style:name="P252">
      <style:paragraph-properties/>
      <style:text-properties fo:font-size="14pt"/>
    </style:style>
    <style:style style:family="text" style:name="T706">
      <style:text-properties fo:font-family="GenRyuMin2 JP SB" style:font-family-asian="GenRyuMin2 JP SB" style:font-family-complex="GenRyuMin2 JP SB" fo:font-size="14pt"/>
    </style:style>
    <style:style style:family="text" style:name="T707">
      <style:text-properties fo:font-family="GenRyuMin2 JP SB" style:font-family-asian="GenRyuMin2 JP SB" style:font-family-complex="GenRyuMin2 JP SB" fo:font-size="14pt"/>
    </style:style>
    <style:style style:family="paragraph" style:name="P253">
      <style:paragraph-properties/>
      <style:text-properties fo:font-size="14pt"/>
    </style:style>
    <style:style style:family="text" style:name="T708">
      <style:text-properties fo:font-family="GenRyuMin2 JP SB" style:font-family-asian="GenRyuMin2 JP SB" style:font-family-complex="GenRyuMin2 JP SB" fo:font-size="14pt"/>
    </style:style>
    <style:style style:family="text" style:name="T709">
      <style:text-properties fo:font-family="GenRyuMin2 JP SB" style:font-family-asian="GenRyuMin2 JP SB" style:font-family-complex="GenRyuMin2 JP SB" fo:font-size="14pt"/>
    </style:style>
    <style:style style:family="paragraph" style:name="P2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0">
      <style:text-properties fo:font-family="GenRyuMin2 JP SB" style:font-family-asian="GenRyuMin2 JP SB" style:font-family-complex="GenRyuMin2 JP SB" fo:font-size="9pt"/>
    </style:style>
    <style:style style:family="text" style:name="T711">
      <style:text-properties fo:font-family="GenRyuMin2 JP SB" style:font-family-asian="GenRyuMin2 JP SB" style:font-family-complex="GenRyuMin2 JP SB" fo:font-size="9pt"/>
    </style:style>
    <style:style style:family="text" style:name="T712">
      <style:text-properties fo:font-family="GenRyuMin2 JP SB" style:font-family-asian="GenRyuMin2 JP SB" style:font-family-complex="GenRyuMin2 JP SB" fo:font-size="9pt"/>
    </style:style>
    <style:style style:family="paragraph" style:name="P255">
      <style:paragraph-properties/>
      <style:text-properties fo:font-size="14pt"/>
    </style:style>
    <style:style style:family="text" style:name="T713">
      <style:text-properties fo:font-family="GenRyuMin2 JP SB" style:font-family-asian="GenRyuMin2 JP SB" style:font-family-complex="GenRyuMin2 JP SB" fo:font-size="14pt"/>
    </style:style>
    <style:style style:family="text" style:name="T714">
      <style:text-properties fo:font-family="GenRyuMin2 JP SB" style:font-family-asian="GenRyuMin2 JP SB" style:font-family-complex="GenRyuMin2 JP SB" fo:font-size="14pt"/>
    </style:style>
    <style:style style:family="paragraph" style:name="P2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5">
      <style:text-properties fo:font-family="GenRyuMin2 JP SB" style:font-family-asian="GenRyuMin2 JP SB" style:font-family-complex="GenRyuMin2 JP SB" fo:font-size="9pt"/>
    </style:style>
    <style:style style:family="text" style:name="T716">
      <style:text-properties fo:font-family="GenRyuMin2 JP SB" style:font-family-asian="GenRyuMin2 JP SB" style:font-family-complex="GenRyuMin2 JP SB" fo:font-size="9pt"/>
    </style:style>
    <style:style style:family="text" style:name="T717">
      <style:text-properties fo:font-family="GenRyuMin2 JP SB" style:font-family-asian="GenRyuMin2 JP SB" style:font-family-complex="GenRyuMin2 JP SB" fo:font-size="9pt"/>
    </style:style>
    <style:style style:family="paragraph" style:name="P257">
      <style:paragraph-properties/>
      <style:text-properties fo:font-size="14pt"/>
    </style:style>
    <style:style style:family="text" style:name="T718">
      <style:text-properties fo:font-family="GenRyuMin2 JP SB" style:font-family-asian="GenRyuMin2 JP SB" style:font-family-complex="GenRyuMin2 JP SB" fo:font-size="14pt"/>
    </style:style>
    <style:style style:family="text" style:name="T719">
      <style:text-properties fo:font-family="GenRyuMin2 JP SB" style:font-family-asian="GenRyuMin2 JP SB" style:font-family-complex="GenRyuMin2 JP SB" fo:font-size="14pt"/>
    </style:style>
    <style:style style:family="paragraph" style:name="P2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20">
      <style:text-properties fo:font-family="GenRyuMin2 JP SB" style:font-family-asian="GenRyuMin2 JP SB" style:font-family-complex="GenRyuMin2 JP SB" fo:font-size="9pt"/>
    </style:style>
    <style:style style:family="text" style:name="T721">
      <style:text-properties fo:font-family="GenRyuMin2 JP SB" style:font-family-asian="GenRyuMin2 JP SB" style:font-family-complex="GenRyuMin2 JP SB" fo:font-size="9pt"/>
    </style:style>
    <style:style style:family="text" style:name="T722">
      <style:text-properties fo:font-family="GenRyuMin2 JP SB" style:font-family-asian="GenRyuMin2 JP SB" style:font-family-complex="GenRyuMin2 JP SB" fo:font-size="9pt"/>
    </style:style>
    <style:style style:family="paragraph" style:name="P25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3">
      <style:text-properties fo:font-family="GenRyuMin2 JP SB" style:font-family-asian="GenRyuMin2 JP SB" style:font-family-complex="GenRyuMin2 JP SB" fo:font-size="14pt"/>
    </style:style>
    <style:style style:family="text" style:name="T724">
      <style:text-properties fo:font-family="GenRyuMin2 JP SB" style:font-family-asian="GenRyuMin2 JP SB" style:font-family-complex="GenRyuMin2 JP SB" fo:font-size="14pt"/>
    </style:style>
    <style:style style:family="paragraph" style:name="P26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5">
      <style:text-properties fo:font-family="GenRyuMin2 JP SB" style:font-family-asian="GenRyuMin2 JP SB" style:font-family-complex="GenRyuMin2 JP SB" fo:font-size="14pt"/>
    </style:style>
    <style:style style:family="text" style:name="T726">
      <style:text-properties fo:font-family="GenRyuMin2 JP SB" style:font-family-asian="GenRyuMin2 JP SB" style:font-family-complex="GenRyuMin2 JP SB" fo:font-size="14pt"/>
    </style:style>
    <style:style style:family="paragraph" style:name="P261">
      <style:paragraph-properties/>
      <style:text-properties/>
    </style:style>
    <style:style style:family="text" style:name="T727">
      <style:text-properties fo:font-family="GenRyuMin2 JP SB" style:font-family-asian="GenRyuMin2 JP SB" style:font-family-complex="GenRyuMin2 JP SB" fo:font-size="14pt"/>
    </style:style>
    <style:style style:family="text" style:name="T728">
      <style:text-properties fo:font-family="GenRyuMin2 JP SB" style:font-family-asian="GenRyuMin2 JP SB" style:font-family-complex="GenRyuMin2 JP SB" fo:font-size="14pt"/>
    </style:style>
    <style:style style:family="paragraph" style:name="P262">
      <style:paragraph-properties/>
      <style:text-properties/>
    </style:style>
    <style:style style:family="text" style:name="T729">
      <style:text-properties fo:font-family="GenRyuMin2 JP SB" style:font-family-asian="GenRyuMin2 JP SB" style:font-family-complex="GenRyuMin2 JP SB" fo:font-size="14pt"/>
    </style:style>
    <style:style style:family="text" style:name="T730">
      <style:text-properties fo:font-family="GenRyuMin2 JP SB" style:font-family-asian="GenRyuMin2 JP SB" style:font-family-complex="GenRyuMin2 JP SB" fo:font-size="14pt"/>
    </style:style>
    <style:style style:family="paragraph" style:name="P26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1">
      <style:text-properties fo:font-family="GenRyuMin2 JP SB" style:font-family-asian="GenRyuMin2 JP SB" style:font-family-complex="GenRyuMin2 JP SB" fo:font-size="14pt"/>
    </style:style>
    <style:style style:family="text" style:name="T732">
      <style:text-properties fo:font-family="GenRyuMin2 JP SB" style:font-family-asian="GenRyuMin2 JP SB" style:font-family-complex="GenRyuMin2 JP SB" fo:font-size="14pt"/>
    </style:style>
    <style:style style:family="text" style:name="T733">
      <style:text-properties fo:font-family="GenRyuMin2 JP SB" style:font-family-asian="GenRyuMin2 JP SB" style:font-family-complex="GenRyuMin2 JP SB" fo:font-size="14pt"/>
    </style:style>
    <style:style style:family="text" style:name="T734">
      <style:text-properties fo:font-family="GenRyuMin2 JP SB" style:font-family-asian="GenRyuMin2 JP SB" style:font-family-complex="GenRyuMin2 JP SB" fo:font-size="14pt"/>
    </style:style>
    <style:style style:family="paragraph" style:name="P26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5">
      <style:text-properties fo:font-family="GenRyuMin2 JP SB" style:font-family-asian="GenRyuMin2 JP SB" style:font-family-complex="GenRyuMin2 JP SB" fo:font-size="14pt"/>
    </style:style>
    <style:style style:family="text" style:name="T736">
      <style:text-properties fo:font-family="GenRyuMin2 JP SB" style:font-family-asian="GenRyuMin2 JP SB" style:font-family-complex="GenRyuMin2 JP SB" fo:font-size="14pt"/>
    </style:style>
    <style:style style:family="paragraph" style:name="P2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37">
      <style:text-properties fo:font-family="GenRyuMin2 JP SB" style:font-family-asian="GenRyuMin2 JP SB" style:font-family-complex="GenRyuMin2 JP SB" fo:font-size="9pt"/>
    </style:style>
    <style:style style:family="text" style:name="T738">
      <style:text-properties fo:font-family="GenRyuMin2 JP SB" style:font-family-asian="GenRyuMin2 JP SB" style:font-family-complex="GenRyuMin2 JP SB" fo:font-size="9pt"/>
    </style:style>
    <style:style style:family="text" style:name="T739">
      <style:text-properties fo:font-family="GenRyuMin2 JP SB" style:font-family-asian="GenRyuMin2 JP SB" style:font-family-complex="GenRyuMin2 JP SB" fo:font-size="9pt"/>
    </style:style>
    <style:style style:family="paragraph" style:name="P266">
      <style:paragraph-properties/>
      <style:text-properties fo:font-size="14pt"/>
    </style:style>
    <style:style style:family="text" style:name="T740">
      <style:text-properties fo:font-family="GenRyuMin2 JP SB" style:font-family-asian="GenRyuMin2 JP SB" style:font-family-complex="GenRyuMin2 JP SB" fo:font-size="14pt"/>
    </style:style>
    <style:style style:family="text" style:name="T741">
      <style:text-properties fo:font-family="GenRyuMin2 JP SB" style:font-family-asian="GenRyuMin2 JP SB" style:font-family-complex="GenRyuMin2 JP SB" fo:font-size="14pt"/>
    </style:style>
    <style:style style:family="paragraph" style:name="P26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2">
      <style:text-properties fo:font-family="GenRyuMin2 JP SB" style:font-family-asian="GenRyuMin2 JP SB" style:font-family-complex="GenRyuMin2 JP SB" fo:font-size="9pt"/>
    </style:style>
    <style:style style:family="text" style:name="T743">
      <style:text-properties fo:font-family="GenRyuMin2 JP SB" style:font-family-asian="GenRyuMin2 JP SB" style:font-family-complex="GenRyuMin2 JP SB" fo:font-size="9pt"/>
    </style:style>
    <style:style style:family="text" style:name="T744">
      <style:text-properties fo:font-family="GenRyuMin2 JP SB" style:font-family-asian="GenRyuMin2 JP SB" style:font-family-complex="GenRyuMin2 JP SB" fo:font-size="9pt"/>
    </style:style>
    <style:style style:family="paragraph" style:name="P268">
      <style:paragraph-properties/>
      <style:text-properties fo:font-size="14pt"/>
    </style:style>
    <style:style style:family="text" style:name="T745">
      <style:text-properties fo:font-family="GenRyuMin2 JP SB" style:font-family-asian="GenRyuMin2 JP SB" style:font-family-complex="GenRyuMin2 JP SB" fo:font-size="14pt"/>
    </style:style>
    <style:style style:family="text" style:name="T746">
      <style:text-properties fo:font-family="GenRyuMin2 JP SB" style:font-family-asian="GenRyuMin2 JP SB" style:font-family-complex="GenRyuMin2 JP SB" fo:font-size="14pt"/>
    </style:style>
    <style:style style:family="paragraph" style:name="P26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7">
      <style:text-properties fo:font-family="GenRyuMin2 JP SB" style:font-family-asian="GenRyuMin2 JP SB" style:font-family-complex="GenRyuMin2 JP SB" fo:font-size="9pt"/>
    </style:style>
    <style:style style:family="text" style:name="T748">
      <style:text-properties fo:font-family="GenRyuMin2 JP SB" style:font-family-asian="GenRyuMin2 JP SB" style:font-family-complex="GenRyuMin2 JP SB" fo:font-size="9pt"/>
    </style:style>
    <style:style style:family="text" style:name="T749">
      <style:text-properties fo:font-family="GenRyuMin2 JP SB" style:font-family-asian="GenRyuMin2 JP SB" style:font-family-complex="GenRyuMin2 JP SB" fo:font-size="9pt"/>
    </style:style>
    <style:style style:family="paragraph" style:name="P270">
      <style:paragraph-properties/>
      <style:text-properties fo:font-size="14pt"/>
    </style:style>
    <style:style style:family="text" style:name="T750">
      <style:text-properties fo:font-family="GenRyuMin2 JP SB" style:font-family-asian="GenRyuMin2 JP SB" style:font-family-complex="GenRyuMin2 JP SB" fo:font-size="14pt"/>
    </style:style>
    <style:style style:family="text" style:name="T751">
      <style:text-properties fo:font-family="GenRyuMin2 JP SB" style:font-family-asian="GenRyuMin2 JP SB" style:font-family-complex="GenRyuMin2 JP SB" fo:font-size="14pt"/>
    </style:style>
    <style:style style:family="paragraph" style:name="P271">
      <style:paragraph-properties/>
      <style:text-properties fo:font-size="14pt"/>
    </style:style>
    <style:style style:family="text" style:name="T752">
      <style:text-properties fo:font-family="GenRyuMin2 JP SB" style:font-family-asian="GenRyuMin2 JP SB" style:font-family-complex="GenRyuMin2 JP SB" fo:font-size="14pt"/>
    </style:style>
    <style:style style:family="text" style:name="T753">
      <style:text-properties fo:font-family="GenRyuMin2 JP SB" style:font-family-asian="GenRyuMin2 JP SB" style:font-family-complex="GenRyuMin2 JP SB" fo:font-size="14pt"/>
    </style:style>
    <style:style style:family="paragraph" style:name="P2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4">
      <style:text-properties fo:font-family="GenRyuMin2 JP SB" style:font-family-asian="GenRyuMin2 JP SB" style:font-family-complex="GenRyuMin2 JP SB" fo:font-size="9pt"/>
    </style:style>
    <style:style style:family="text" style:name="T755">
      <style:text-properties fo:font-family="GenRyuMin2 JP SB" style:font-family-asian="GenRyuMin2 JP SB" style:font-family-complex="GenRyuMin2 JP SB" fo:font-size="9pt"/>
    </style:style>
    <style:style style:family="text" style:name="T756">
      <style:text-properties fo:font-family="GenRyuMin2 JP SB" style:font-family-asian="GenRyuMin2 JP SB" style:font-family-complex="GenRyuMin2 JP SB" fo:font-size="9pt"/>
    </style:style>
    <style:style style:family="paragraph" style:name="P273">
      <style:paragraph-properties/>
      <style:text-properties fo:font-size="14pt"/>
    </style:style>
    <style:style style:family="text" style:name="T757">
      <style:text-properties fo:font-family="GenRyuMin2 JP SB" style:font-family-asian="GenRyuMin2 JP SB" style:font-family-complex="GenRyuMin2 JP SB" fo:font-size="14pt"/>
    </style:style>
    <style:style style:family="text" style:name="T758">
      <style:text-properties fo:font-family="GenRyuMin2 JP SB" style:font-family-asian="GenRyuMin2 JP SB" style:font-family-complex="GenRyuMin2 JP SB" fo:font-size="14pt"/>
    </style:style>
    <style:style style:family="paragraph" style:name="P2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9">
      <style:text-properties fo:font-family="GenRyuMin2 JP SB" style:font-family-asian="GenRyuMin2 JP SB" style:font-family-complex="GenRyuMin2 JP SB" fo:font-size="9pt"/>
    </style:style>
    <style:style style:family="text" style:name="T760">
      <style:text-properties fo:font-family="GenRyuMin2 JP SB" style:font-family-asian="GenRyuMin2 JP SB" style:font-family-complex="GenRyuMin2 JP SB" fo:font-size="9pt"/>
    </style:style>
    <style:style style:family="text" style:name="T761">
      <style:text-properties fo:font-family="GenRyuMin2 JP SB" style:font-family-asian="GenRyuMin2 JP SB" style:font-family-complex="GenRyuMin2 JP SB" fo:font-size="9pt"/>
    </style:style>
    <style:style style:family="paragraph" style:name="P275">
      <style:paragraph-properties/>
      <style:text-properties fo:font-size="14pt"/>
    </style:style>
    <style:style style:family="text" style:name="T762">
      <style:text-properties fo:font-family="GenRyuMin2 JP SB" style:font-family-asian="GenRyuMin2 JP SB" style:font-family-complex="GenRyuMin2 JP SB" fo:font-size="14pt"/>
    </style:style>
    <style:style style:family="text" style:name="T763">
      <style:text-properties fo:font-family="GenRyuMin2 JP SB" style:font-family-asian="GenRyuMin2 JP SB" style:font-family-complex="GenRyuMin2 JP SB" fo:font-size="14pt"/>
    </style:style>
    <style:style style:family="paragraph" style:name="P2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64">
      <style:text-properties fo:font-family="GenRyuMin2 JP SB" style:font-family-asian="GenRyuMin2 JP SB" style:font-family-complex="GenRyuMin2 JP SB" fo:font-size="9pt"/>
    </style:style>
    <style:style style:family="text" style:name="T765">
      <style:text-properties fo:font-family="GenRyuMin2 JP SB" style:font-family-asian="GenRyuMin2 JP SB" style:font-family-complex="GenRyuMin2 JP SB" fo:font-size="9pt"/>
    </style:style>
    <style:style style:family="text" style:name="T766">
      <style:text-properties fo:font-family="GenRyuMin2 JP SB" style:font-family-asian="GenRyuMin2 JP SB" style:font-family-complex="GenRyuMin2 JP SB" fo:font-size="9pt"/>
    </style:style>
    <style:style style:family="paragraph" style:name="P277">
      <style:paragraph-properties/>
      <style:text-properties fo:font-size="14pt"/>
    </style:style>
    <style:style style:family="text" style:name="T767">
      <style:text-properties fo:font-family="GenRyuMin2 JP SB" style:font-family-asian="GenRyuMin2 JP SB" style:font-family-complex="GenRyuMin2 JP SB" fo:font-size="14pt"/>
    </style:style>
    <style:style style:family="text" style:name="T768">
      <style:text-properties fo:font-family="GenRyuMin2 JP SB" style:font-family-asian="GenRyuMin2 JP SB" style:font-family-complex="GenRyuMin2 JP SB" fo:font-size="14pt"/>
    </style:style>
    <style:style style:family="paragraph" style:name="P278">
      <style:paragraph-properties/>
      <style:text-properties fo:font-size="14pt"/>
    </style:style>
    <style:style style:family="text" style:name="T769">
      <style:text-properties fo:font-family="GenRyuMin2 JP SB" style:font-family-asian="GenRyuMin2 JP SB" style:font-family-complex="GenRyuMin2 JP SB" fo:font-size="14pt"/>
    </style:style>
    <style:style style:family="text" style:name="T770">
      <style:text-properties fo:font-family="GenRyuMin2 JP SB" style:font-family-asian="GenRyuMin2 JP SB" style:font-family-complex="GenRyuMin2 JP SB" fo:font-size="14pt"/>
    </style:style>
    <style:style style:family="paragraph" style:name="P27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1">
      <style:text-properties fo:font-family="GenRyuMin2 JP SB" style:font-family-asian="GenRyuMin2 JP SB" style:font-family-complex="GenRyuMin2 JP SB" fo:font-size="9pt"/>
    </style:style>
    <style:style style:family="text" style:name="T772">
      <style:text-properties fo:font-family="GenRyuMin2 JP SB" style:font-family-asian="GenRyuMin2 JP SB" style:font-family-complex="GenRyuMin2 JP SB" fo:font-size="9pt"/>
    </style:style>
    <style:style style:family="text" style:name="T773">
      <style:text-properties fo:font-family="GenRyuMin2 JP SB" style:font-family-asian="GenRyuMin2 JP SB" style:font-family-complex="GenRyuMin2 JP SB" fo:font-size="9pt"/>
    </style:style>
    <style:style style:family="paragraph" style:name="P280">
      <style:paragraph-properties/>
      <style:text-properties fo:font-size="14pt"/>
    </style:style>
    <style:style style:family="text" style:name="T774">
      <style:text-properties fo:font-family="GenRyuMin2 JP SB" style:font-family-asian="GenRyuMin2 JP SB" style:font-family-complex="GenRyuMin2 JP SB" fo:font-size="14pt"/>
    </style:style>
    <style:style style:family="text" style:name="T775">
      <style:text-properties fo:font-family="GenRyuMin2 JP SB" style:font-family-asian="GenRyuMin2 JP SB" style:font-family-complex="GenRyuMin2 JP SB" fo:font-size="14pt"/>
    </style:style>
    <style:style style:family="paragraph" style:name="P28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6">
      <style:text-properties fo:font-family="GenRyuMin2 JP SB" style:font-family-asian="GenRyuMin2 JP SB" style:font-family-complex="GenRyuMin2 JP SB" fo:font-size="9pt"/>
    </style:style>
    <style:style style:family="text" style:name="T777">
      <style:text-properties fo:font-family="GenRyuMin2 JP SB" style:font-family-asian="GenRyuMin2 JP SB" style:font-family-complex="GenRyuMin2 JP SB" fo:font-size="9pt"/>
    </style:style>
    <style:style style:family="text" style:name="T778">
      <style:text-properties fo:font-family="GenRyuMin2 JP SB" style:font-family-asian="GenRyuMin2 JP SB" style:font-family-complex="GenRyuMin2 JP SB" fo:font-size="9pt"/>
    </style:style>
    <style:style style:family="paragraph" style:name="P282">
      <style:paragraph-properties/>
      <style:text-properties fo:font-size="14pt"/>
    </style:style>
    <style:style style:family="text" style:name="T779">
      <style:text-properties fo:font-family="GenRyuMin2 JP SB" style:font-family-asian="GenRyuMin2 JP SB" style:font-family-complex="GenRyuMin2 JP SB" fo:font-size="14pt"/>
    </style:style>
    <style:style style:family="text" style:name="T780">
      <style:text-properties fo:font-family="GenRyuMin2 JP SB" style:font-family-asian="GenRyuMin2 JP SB" style:font-family-complex="GenRyuMin2 JP SB" fo:font-size="14pt"/>
    </style:style>
    <style:style style:family="paragraph" style:name="P2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1">
      <style:text-properties fo:font-family="GenRyuMin2 JP SB" style:font-family-asian="GenRyuMin2 JP SB" style:font-family-complex="GenRyuMin2 JP SB" fo:font-size="9pt"/>
    </style:style>
    <style:style style:family="text" style:name="T782">
      <style:text-properties fo:font-family="GenRyuMin2 JP SB" style:font-family-asian="GenRyuMin2 JP SB" style:font-family-complex="GenRyuMin2 JP SB" fo:font-size="9pt"/>
    </style:style>
    <style:style style:family="text" style:name="T783">
      <style:text-properties fo:font-family="GenRyuMin2 JP SB" style:font-family-asian="GenRyuMin2 JP SB" style:font-family-complex="GenRyuMin2 JP SB" fo:font-size="9pt"/>
    </style:style>
    <style:style style:family="paragraph" style:name="P284">
      <style:paragraph-properties/>
      <style:text-properties fo:font-size="14pt"/>
    </style:style>
    <style:style style:family="text" style:name="T784">
      <style:text-properties fo:font-family="GenRyuMin2 JP SB" style:font-family-asian="GenRyuMin2 JP SB" style:font-family-complex="GenRyuMin2 JP SB" fo:font-size="14pt"/>
    </style:style>
    <style:style style:family="text" style:name="T785">
      <style:text-properties fo:font-family="GenRyuMin2 JP SB" style:font-family-asian="GenRyuMin2 JP SB" style:font-family-complex="GenRyuMin2 JP SB" fo:font-size="14pt"/>
    </style:style>
    <style:style style:family="paragraph" style:name="P285">
      <style:paragraph-properties/>
      <style:text-properties fo:font-size="14pt"/>
    </style:style>
    <style:style style:family="text" style:name="T786">
      <style:text-properties fo:font-family="GenRyuMin2 JP SB" style:font-family-asian="GenRyuMin2 JP SB" style:font-family-complex="GenRyuMin2 JP SB" fo:font-size="14pt"/>
    </style:style>
    <style:style style:family="text" style:name="T787">
      <style:text-properties fo:font-family="GenRyuMin2 JP SB" style:font-family-asian="GenRyuMin2 JP SB" style:font-family-complex="GenRyuMin2 JP SB" fo:font-size="14pt"/>
    </style:style>
    <style:style style:family="paragraph" style:name="P2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8">
      <style:text-properties fo:font-family="GenRyuMin2 JP SB" style:font-family-asian="GenRyuMin2 JP SB" style:font-family-complex="GenRyuMin2 JP SB" fo:font-size="9pt"/>
    </style:style>
    <style:style style:family="text" style:name="T789">
      <style:text-properties fo:font-family="GenRyuMin2 JP SB" style:font-family-asian="GenRyuMin2 JP SB" style:font-family-complex="GenRyuMin2 JP SB" fo:font-size="9pt"/>
    </style:style>
    <style:style style:family="text" style:name="T790">
      <style:text-properties fo:font-family="GenRyuMin2 JP SB" style:font-family-asian="GenRyuMin2 JP SB" style:font-family-complex="GenRyuMin2 JP SB" fo:font-size="9pt"/>
    </style:style>
    <style:style style:family="paragraph" style:name="P287">
      <style:paragraph-properties/>
      <style:text-properties fo:font-size="14pt"/>
    </style:style>
    <style:style style:family="text" style:name="T791">
      <style:text-properties fo:font-family="GenRyuMin2 JP SB" style:font-family-asian="GenRyuMin2 JP SB" style:font-family-complex="GenRyuMin2 JP SB" fo:font-size="14pt"/>
    </style:style>
    <style:style style:family="text" style:name="T792">
      <style:text-properties fo:font-family="GenRyuMin2 JP SB" style:font-family-asian="GenRyuMin2 JP SB" style:font-family-complex="GenRyuMin2 JP SB" fo:font-size="14pt"/>
    </style:style>
    <style:style style:family="paragraph" style:name="P28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3">
      <style:text-properties fo:font-family="GenRyuMin2 JP SB" style:font-family-asian="GenRyuMin2 JP SB" style:font-family-complex="GenRyuMin2 JP SB" fo:font-size="9pt"/>
    </style:style>
    <style:style style:family="text" style:name="T794">
      <style:text-properties fo:font-family="GenRyuMin2 JP SB" style:font-family-asian="GenRyuMin2 JP SB" style:font-family-complex="GenRyuMin2 JP SB" fo:font-size="9pt"/>
    </style:style>
    <style:style style:family="text" style:name="T795">
      <style:text-properties fo:font-family="GenRyuMin2 JP SB" style:font-family-asian="GenRyuMin2 JP SB" style:font-family-complex="GenRyuMin2 JP SB" fo:font-size="9pt"/>
    </style:style>
    <style:style style:family="paragraph" style:name="P289">
      <style:paragraph-properties/>
      <style:text-properties fo:font-size="14pt"/>
    </style:style>
    <style:style style:family="text" style:name="T796">
      <style:text-properties fo:font-family="GenRyuMin2 JP SB" style:font-family-asian="GenRyuMin2 JP SB" style:font-family-complex="GenRyuMin2 JP SB" fo:font-size="14pt"/>
    </style:style>
    <style:style style:family="text" style:name="T797">
      <style:text-properties fo:font-family="GenRyuMin2 JP SB" style:font-family-asian="GenRyuMin2 JP SB" style:font-family-complex="GenRyuMin2 JP SB" fo:font-size="14pt"/>
    </style:style>
    <style:style style:family="paragraph" style:name="P29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8">
      <style:text-properties fo:font-family="GenRyuMin2 JP SB" style:font-family-asian="GenRyuMin2 JP SB" style:font-family-complex="GenRyuMin2 JP SB" fo:font-size="9pt"/>
    </style:style>
    <style:style style:family="text" style:name="T799">
      <style:text-properties fo:font-family="GenRyuMin2 JP SB" style:font-family-asian="GenRyuMin2 JP SB" style:font-family-complex="GenRyuMin2 JP SB" fo:font-size="9pt"/>
    </style:style>
    <style:style style:family="text" style:name="T800">
      <style:text-properties fo:font-family="GenRyuMin2 JP SB" style:font-family-asian="GenRyuMin2 JP SB" style:font-family-complex="GenRyuMin2 JP SB" fo:font-size="9pt"/>
    </style:style>
    <style:style style:family="paragraph" style:name="P291">
      <style:paragraph-properties/>
      <style:text-properties fo:font-size="14pt"/>
    </style:style>
    <style:style style:family="text" style:name="T801">
      <style:text-properties fo:font-family="GenRyuMin2 JP SB" style:font-family-asian="GenRyuMin2 JP SB" style:font-family-complex="GenRyuMin2 JP SB" fo:font-size="14pt"/>
    </style:style>
    <style:style style:family="text" style:name="T802">
      <style:text-properties fo:font-family="GenRyuMin2 JP SB" style:font-family-asian="GenRyuMin2 JP SB" style:font-family-complex="GenRyuMin2 JP SB" fo:font-size="14pt"/>
    </style:style>
    <style:style style:family="paragraph" style:name="P292">
      <style:paragraph-properties/>
      <style:text-properties fo:font-size="14pt"/>
    </style:style>
    <style:style style:family="text" style:name="T803">
      <style:text-properties fo:font-family="GenRyuMin2 JP SB" style:font-family-asian="GenRyuMin2 JP SB" style:font-family-complex="GenRyuMin2 JP SB" fo:font-size="14pt"/>
    </style:style>
    <style:style style:family="text" style:name="T804">
      <style:text-properties fo:font-family="GenRyuMin2 JP SB" style:font-family-asian="GenRyuMin2 JP SB" style:font-family-complex="GenRyuMin2 JP SB" fo:font-size="14pt"/>
    </style:style>
    <style:style style:family="paragraph" style:name="P2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05">
      <style:text-properties fo:font-family="GenRyuMin2 JP SB" style:font-family-asian="GenRyuMin2 JP SB" style:font-family-complex="GenRyuMin2 JP SB" fo:font-size="9pt"/>
    </style:style>
    <style:style style:family="text" style:name="T806">
      <style:text-properties fo:font-family="GenRyuMin2 JP SB" style:font-family-asian="GenRyuMin2 JP SB" style:font-family-complex="GenRyuMin2 JP SB" fo:font-size="9pt"/>
    </style:style>
    <style:style style:family="text" style:name="T807">
      <style:text-properties fo:font-family="GenRyuMin2 JP SB" style:font-family-asian="GenRyuMin2 JP SB" style:font-family-complex="GenRyuMin2 JP SB" fo:font-size="9pt"/>
    </style:style>
    <style:style style:family="paragraph" style:name="P294">
      <style:paragraph-properties/>
      <style:text-properties fo:font-size="14pt"/>
    </style:style>
    <style:style style:family="text" style:name="T808">
      <style:text-properties fo:font-family="GenRyuMin2 JP SB" style:font-family-asian="GenRyuMin2 JP SB" style:font-family-complex="GenRyuMin2 JP SB" fo:font-size="14pt"/>
    </style:style>
    <style:style style:family="text" style:name="T809">
      <style:text-properties fo:font-family="GenRyuMin2 JP SB" style:font-family-asian="GenRyuMin2 JP SB" style:font-family-complex="GenRyuMin2 JP SB" fo:font-size="14pt"/>
    </style:style>
    <style:style style:family="paragraph" style:name="P2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0">
      <style:text-properties fo:font-family="GenRyuMin2 JP SB" style:font-family-asian="GenRyuMin2 JP SB" style:font-family-complex="GenRyuMin2 JP SB" fo:font-size="9pt"/>
    </style:style>
    <style:style style:family="text" style:name="T811">
      <style:text-properties fo:font-family="GenRyuMin2 JP SB" style:font-family-asian="GenRyuMin2 JP SB" style:font-family-complex="GenRyuMin2 JP SB" fo:font-size="9pt"/>
    </style:style>
    <style:style style:family="text" style:name="T812">
      <style:text-properties fo:font-family="GenRyuMin2 JP SB" style:font-family-asian="GenRyuMin2 JP SB" style:font-family-complex="GenRyuMin2 JP SB" fo:font-size="9pt"/>
    </style:style>
    <style:style style:family="paragraph" style:name="P296">
      <style:paragraph-properties/>
      <style:text-properties fo:font-size="14pt"/>
    </style:style>
    <style:style style:family="text" style:name="T813">
      <style:text-properties fo:font-family="GenRyuMin2 JP SB" style:font-family-asian="GenRyuMin2 JP SB" style:font-family-complex="GenRyuMin2 JP SB" fo:font-size="14pt"/>
    </style:style>
    <style:style style:family="text" style:name="T814">
      <style:text-properties fo:font-family="GenRyuMin2 JP SB" style:font-family-asian="GenRyuMin2 JP SB" style:font-family-complex="GenRyuMin2 JP SB" fo:font-size="14pt"/>
    </style:style>
    <style:style style:family="paragraph" style:name="P29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5">
      <style:text-properties fo:font-family="GenRyuMin2 JP SB" style:font-family-asian="GenRyuMin2 JP SB" style:font-family-complex="GenRyuMin2 JP SB" fo:font-size="9pt"/>
    </style:style>
    <style:style style:family="text" style:name="T816">
      <style:text-properties fo:font-family="GenRyuMin2 JP SB" style:font-family-asian="GenRyuMin2 JP SB" style:font-family-complex="GenRyuMin2 JP SB" fo:font-size="9pt"/>
    </style:style>
    <style:style style:family="text" style:name="T817">
      <style:text-properties fo:font-family="GenRyuMin2 JP SB" style:font-family-asian="GenRyuMin2 JP SB" style:font-family-complex="GenRyuMin2 JP SB" fo:font-size="9pt"/>
    </style:style>
    <style:style style:family="paragraph" style:name="P298">
      <style:paragraph-properties/>
      <style:text-properties fo:font-size="14pt"/>
    </style:style>
    <style:style style:family="text" style:name="T818">
      <style:text-properties fo:font-family="GenRyuMin2 JP SB" style:font-family-asian="GenRyuMin2 JP SB" style:font-family-complex="GenRyuMin2 JP SB" fo:font-size="14pt"/>
    </style:style>
    <style:style style:family="text" style:name="T819">
      <style:text-properties fo:font-family="GenRyuMin2 JP SB" style:font-family-asian="GenRyuMin2 JP SB" style:font-family-complex="GenRyuMin2 JP SB" fo:font-size="14pt"/>
    </style:style>
    <style:style style:family="paragraph" style:name="P2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0">
      <style:text-properties fo:font-family="GenRyuMin2 JP SB" style:font-family-asian="GenRyuMin2 JP SB" style:font-family-complex="GenRyuMin2 JP SB" fo:font-size="14pt"/>
    </style:style>
    <style:style style:family="text" style:name="T821">
      <style:text-properties fo:font-family="GenRyuMin2 JP SB" style:font-family-asian="GenRyuMin2 JP SB" style:font-family-complex="GenRyuMin2 JP SB" fo:font-size="14pt"/>
    </style:style>
    <style:style style:family="text" style:name="T822">
      <style:text-properties fo:font-family="GenRyuMin2 JP SB" style:font-family-asian="GenRyuMin2 JP SB" style:font-family-complex="GenRyuMin2 JP SB" fo:font-size="14pt"/>
    </style:style>
    <style:style style:family="paragraph" style:name="P300">
      <style:paragraph-properties/>
      <style:text-properties fo:font-family="GenRyuMin2 JP SB" style:font-family-complex="GenRyuMin2 JP SB" fo:font-size="14pt"/>
    </style:style>
    <style:style style:family="text" style:name="T823">
      <style:text-properties fo:font-family="GenRyuMin2 JP SB" style:font-family-complex="GenRyuMin2 JP SB" fo:font-size="14pt"/>
    </style:style>
    <style:style style:family="text" style:name="T824">
      <style:text-properties fo:font-family="GenRyuMin2 JP SB" style:font-family-asian="GenRyuMin2 JP SB" style:font-family-complex="GenRyuMin2 JP SB" fo:font-size="14pt"/>
    </style:style>
    <style:style style:family="text" style:name="T825">
      <style:text-properties fo:font-family="GenRyuMin2 JP SB" style:font-family-complex="GenRyuMin2 JP SB" fo:font-size="14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><text:soft-page-break/></text:span><text:span text:style-name="T437"/></text:p>
      <text:p text:style-name="P166"><text:span text:style-name="T438"/><text:span text:style-name="T439">キタニタツヤ (Tatsuya Kitani) - 青のすみか (Where Our Blue Is) </text:span><text:span text:style-name="T440"/><text:span text:style-name="T441"/></text:p>
      <text:p text:style-name="P167"><text:span text:style-name="T442">[Verse 1]</text:span><text:span text:style-name="T443"><text:line-break/></text:span><text:span text:style-name="T444">Doko made mo<text:line-break/>Tsuzuku you na ao no kisetsu wa<text:line-break/>Yotsu narabu<text:line-break/>Manako no mae wo saegiru mono wa nanimo nai<text:line-break/>Asufaruto, semishigure wo hansha shite<text:line-break/>Kimi to iu chinmoku ga kikoenaku naru (Kikoenaku naru)</text:span><text:span text:style-name="T445"/></text:p>
      <text:p text:style-name="P168"><text:span text:style-name="T446">どこまでも</text:span><text:span text:style-name="T447"/></text:p>
      <text:p text:style-name="P169"><text:span text:style-name="T448">続くような青の季節は</text:span><text:span text:style-name="T449"/><text:span text:style-name="T450"/></text:p>
      <text:p text:style-name="P170"><text:span text:style-name="T451">四つ並ぶ</text:span><text:span text:style-name="T452"/></text:p>
      <text:p text:style-name="P171"><text:span text:style-name="T453">眼の前を遮るものは何もない</text:span><text:span text:style-name="T454"/><text:span text:style-name="T455"/></text:p>
      <text:p text:style-name="P172"><text:span text:style-name="T456">アスファルト、蝉時雨を反射して</text:span><text:span text:style-name="T457"/></text:p>
      <text:p text:style-name="P173"><text:span text:style-name="T458">きみという沈黙が聞こえなくなる (聞こえなくなる)</text:span><text:span text:style-name="T459"><text:line-break/><text:line-break/></text:span><text:span text:style-name="T460">[Pre-Chorus]</text:span><text:span text:style-name="T461"><text:line-break/></text:span><text:span text:style-name="T462">Kono hibi ga iroaseru<text:line-break/>Boku to chigau</text:span><text:span text:style-name="T463"> kimi no nioi wo shitte shimattemo<text:line-break/>Okiwasurete kita eien no<text:line-break/>Soko ni</text:span><text:span text:style-name="T464"/></text:p>
      <text:p text:style-name="P174"><text:span text:style-name="T465">この日々が色褪せる</text:span><text:span text:style-name="T466"/></text:p>
      <text:p text:style-name="P175"><text:span text:style-name="T467">僕と違うきみの匂いを知ってしまっても</text:span><text:span text:style-name="T468"/></text:p>
      <text:p text:style-name="P176"><text:span text:style-name="T469">置き忘れてきた永遠の底に</text:span><text:span text:style-name="T470"><text:line-break/><text:line-break/>[Chorus]</text:span><text:span text:style-name="T471"><text:line-break/></text:span><text:span text:style-name="T472">Ima demo, ao ga sundeiru<text:line-break/>Ima demo, ao wa sundeiru<text:line-break/>Donna inori mo kotoba mo<text:line-break/>Chikazukeru no ni, todokanakatta<text:line-break/>Marude, shizuka na </text:span><text:span text:style-name="T473">koi</text:span><text:span text:style-name="T474"> no you na<text:line-break/>Hoho wo tsutatta natsu no you na, iro no naka<text:line-break/>Kimi wo norou kotoba ga zutto nodo no oku ni tsukaeteru</text:span><text:span text:style-name="T475"/></text:p>
      <text:p text:style-name="P177"><text:span text:style-name="T476">今でも青が棲んでいる</text:span><text:span text:style-name="T477"/></text:p>
      <text:p text:style-name="P178"><text:span text:style-name="T478">今でも青は澄んでいる</text:span><text:span text:style-name="T479"/></text:p>
      <text:p text:style-name="P179"><text:span text:style-name="T480">どんな祈りも言葉も</text:span><text:span text:style-name="T481"/></text:p>
      <text:p text:style-name="P180"><text:span text:style-name="T482">近づけるのに、届かなかった</text:span><text:span text:style-name="T483"/></text:p>
      <text:p text:style-name="P181"><text:span text:style-name="T484">まるで、静かな恋のような</text:span><text:span text:style-name="T485"/></text:p>
      <text:p text:style-name="P182"><text:span text:style-name="T486">頬を伝った夏のような色のなか</text:span><text:span text:style-name="T487"/></text:p>
      <text:p text:style-name="P183"><text:span text:style-name="T488">きみを呪う言葉がずっと喉の奥につかえてる</text:span><text:span text:style-name="T489"><text:line-break/></text:span><text:span text:style-name="T490"><text:line-break/></text:span><text:span text:style-name="T491">[Post-Chorus]</text:span><text:span text:style-name="T492"><text:line-break/></text:span><text:span text:style-name="T493">"Mata aeru yo ne" tte<text:line-break/>Koe ni naranai koe</text:span><text:span text:style-name="T494"/></text:p>
      <text:p text:style-name="P184"><text:span text:style-name="T495"/><text:span text:style-name="T496">「また会えるよね」って<text:line-break/>声にならない声</text:span><text:span text:style-name="T497"><text:line-break/></text:span><text:span text:style-name="T498"/><text:span text:style-name="T499"/></text:p>
      <text:p text:style-name="P185"><text:span text:style-name="T500">[Verse 2]</text:span><text:span text:style-name="T501"><text:line-break/></text:span><text:span text:style-name="T502">Hirusagari<text:line-break/>Jimetsuku kaze no kisetsu wa<text:line-break/>Omoi haseru<text:line-break/>Mada nani mono demo nakatta bokura no shouzou<text:line-break/>Nanimo kamo wakachiaeta hazu datta<text:line-break/>Ano hi kara sukoshi zutsu<text:line-break/>Kimi to chigau boku to iu noroi ga futotte iku</text:span><text:span text:style-name="T503"/></text:p>
      <text:p text:style-name="P186"><text:span text:style-name="T504"/><text:span text:style-name="T505">昼下がり、じめつく風の季節は<text:line-break/>想い馳せる、まだ何者でもなかった僕らの肖像<text:line-break/>何もかも分かち合えたはずだった<text:line-break/>あの日から少しずつ<text:line-break/>きみと違う僕という呪いが肥っていく</text:span><text:span text:style-name="T506"><text:line-break/><text:line-break/>[Bridge]</text:span><text:span text:style-name="T507"><text:line-break/></text:span><text:span text:style-name="T508">(La-la-la-la, la-la-la-la)<text:line-break/>(La</text:span><text:span text:style-name="T509">-la-la-la, la-la-la-la)</text:span><text:span text:style-name="T510"><text:line-break/>Kimi no egao no oku no urei wo (Urei wo)<text:line-break/>Miotoshita koto, kuyami tsukushite (Mi tsukushite)</text:span><text:span text:style-name="T511"/></text:p>
      <text:p text:style-name="P187"><text:span text:style-name="T512"/><text:span text:style-name="T513">きみの笑顔の奥の憂いを (憂いを)<text:line-break/>見落としたこと、悔やみ尽くして (み尽くして)</text:span><text:span text:style-name="T514"><text:line-break/></text:span><text:span text:style-name="T515">(La-la-la-la, la-la-la-la)<text:line-break/>Adabana to saite chittе iku, kimi ni<text:line-break/></text:span><text:span text:style-name="T516">Sayonara</text:span><text:span text:style-name="T517"/></text:p>
      <text:p text:style-name="P188"><text:span text:style-name="T518"/><text:span text:style-name="T519">徒花と咲いて散っていくきみに<text:line-break/>さよなら</text:span><text:span text:style-name="T520"><text:line-break/><text:line-break/>[Chorus]</text:span><text:span text:style-name="T521"><text:line-break/></text:span><text:span text:style-name="T522">Ima demo, ao ga sundeiru<text:line-break/>Ima demo, ao wa sundеiru<text:line-break/>Donna i</text:span><text:span text:style-name="T523">nori mo kotoba mo<text:line-break/>Chikazukeru no ni, todokanakatta<text:line-break/>Marude, shizuka na koi no you na<text:line-break/>Hoho wo tsutatta natsu no you na iro no naka<text:line-break/>Kimi wo norou kotoba ga zutto nodo no oku ni tsukaeteru</text:span><text:span text:style-name="T524"/><text:span text:style-name="T525"/></text:p>
      <text:p text:style-name="P189"><text:span text:style-name="T526"/><text:span text:style-name="T527">今でも青が棲んでいる<text:line-break/>今でも青は澄んでいる<text:line-break/>どんな祈りも言葉も<text:line-break/>近づけるのに、届かなかった<text:line-break/>まるで、静かな恋のような<text:line-break/>頬を伝った夏のような色のなか<text:line-break/>きみを呪う言葉がずっと喉の奥につかえてる</text:span><text:span text:style-name="T528"/><text:span text:style-name="T529"/></text:p>
      <text:p text:style-name="P190"><text:span text:style-name="T530"/><text:span text:style-name="T531"/></text:p>
      <text:p text:style-name="P191"><text:span text:style-name="T532">[Post-Chorus]</text:span><text:span text:style-name="T533"><text:line-break/></text:span><text:span text:style-name="T534">"Mata aeru yo ne" tte<text:line-break/>Koe ni naranai koe</text:span><text:span text:style-name="T535"/></text:p>
      <text:p text:style-name="P192"><text:span text:style-name="T536"/><text:span text:style-name="T537">「また会えるよね」って<text:line-break/>声にならない声</text:span><text:span text:style-name="T538"><text:line-break/></text:span><text:span text:style-name="T539"><text:line-break/></text:span><text:span text:style-name="T540">[Outro]</text:span><text:span text:style-name="T541"><text:line-break/></text:span><text:span text:style-name="T542">Mugen ni bouchou suru ginga no hoshi no tsubu no you ni<text:line-break/>Yubi no sukima wo koboreta</text:span><text:span text:style-name="T543"/><text:span text:style-name="T544"/></text:p>
      <text:p text:style-name="P193"><text:span text:style-name="T545"/><text:span text:style-name="T546">無限に膨張する銀河の星の粒のように<text:line-break/>指の隙間を零れた</text:span><text:span text:style-name="T547"/><text:span text:style-name="T548"/></text:p>
      <text:p text:style-name="P194"><text:span text:style-name="T549"><text:soft-page-break/></text:span><text:span text:style-name="T550"/></text:p>
      <text:p text:style-name="P195"><text:span text:style-name="T551"/><text:span text:style-name="T552">松原みき (Miki Matsubara) - 真夜中のドア / Stay With Me (Mayonaka no Door) </text:span><text:span text:style-name="T553"/><text:span text:style-name="T554"/></text:p>
      <text:p text:style-name="P196"><text:span text:style-name="T555"/><text:span text:style-name="T556"/></text:p>
      <text:p text:style-name="P197"><text:span text:style-name="T557"/><text:span text:style-name="T558">[Intro]</text:span><text:span text:style-name="T559"/><text:span text:style-name="T560"/></text:p>
      <text:p text:style-name="P198"><text:span text:style-name="T561">To you, yes, my love to you</text:span><text:span text:style-name="T562"/></text:p>
      <text:p text:style-name="P199"><text:span text:style-name="T563">Yes, my love to you, you, to you</text:span><text:span text:style-name="T564"/></text:p>
      <text:p text:style-name="P200"><text:span text:style-name="T565"/><text:span text:style-name="T566"/></text:p>
      <text:p text:style-name="P201"><text:span text:style-name="T567"/><text:span text:style-name="T568">[Verse 1]</text:span><text:span text:style-name="T569"/><text:span text:style-name="T570"/><text:span text:style-name="T571"/><text:span text:style-name="T572"/><text:span text:style-name="T573"/></text:p>
      <text:p text:style-name="P202"><text:span text:style-name="T574">Watashi wa watashi, anata wa anata to</text:span><text:span text:style-name="T575"/></text:p>
      <text:p text:style-name="P203"><text:span text:style-name="T576">私は私 貴方は貴方と</text:span><text:span text:style-name="T577"/></text:p>
      <text:p text:style-name="P204"><text:span text:style-name="T578">Yuube itteta son'na ki mo suru wa</text:span><text:span text:style-name="T579"/><text:span text:style-name="T580"/><text:span text:style-name="T581"/><text:span text:style-name="T582"/><text:span text:style-name="T583"/></text:p>
      <text:p text:style-name="P205"><text:span text:style-name="T584">昨夜言ってた そんな気もするわ</text:span><text:span text:style-name="T585"/></text:p>
      <text:p text:style-name="P206"><text:span text:style-name="T586">Gurei no jaketto ni</text:span><text:span text:style-name="T587"/><text:span text:style-name="T588"/></text:p>
      <text:p text:style-name="P207"><text:span text:style-name="T589">グレイのジャケットに</text:span><text:span text:style-name="T590"/></text:p>
      <text:p text:style-name="P208"><text:span text:style-name="T591">Mioboe ga aru koohii no shimi (Ooh)</text:span><text:span text:style-name="T592"/><text:span text:style-name="T593"/></text:p>
      <text:p text:style-name="P209"><text:span text:style-name="T594">見覚えがある コーヒーのしみ</text:span><text:span text:style-name="T595"/></text:p>
      <text:p text:style-name="P210"><text:span text:style-name="T596">Aikawarazu na no ne</text:span><text:span text:style-name="T597"/><text:span text:style-name="T598"/></text:p>
      <text:p text:style-name="P211"><text:span text:style-name="T599">相変らずなのね</text:span><text:span text:style-name="T600"/></text:p>
      <text:p text:style-name="P212"><text:span text:style-name="T601">Shoo windou ni futari utsureba (Ooh)</text:span><text:span text:style-name="T602"/><text:span text:style-name="T603"/></text:p>
      <text:p text:style-name="P213"><text:span text:style-name="T604">ショーウィンドウに 二人映れば</text:span><text:span text:style-name="T605"/></text:p>
      <text:p text:style-name="P214"><text:span text:style-name="T606"/><text:span text:style-name="T607"/></text:p>
      <text:p text:style-name="P215"><text:span text:style-name="T608"/><text:span text:style-name="T609">[Chorus]</text:span><text:span text:style-name="T610"/><text:span text:style-name="T611"/></text:p>
      <text:p text:style-name="P216"><text:span text:style-name="T612">Stay with me</text:span><text:span text:style-name="T613"/></text:p>
      <text:p text:style-name="P217"><text:span text:style-name="T614">Mayonaka no doa o tataki</text:span><text:span text:style-name="T615"/><text:span text:style-name="T616"/></text:p>
      <text:p text:style-name="P218"><text:span text:style-name="T617">真夜中のドアをたたき</text:span><text:span text:style-name="T618"/></text:p>
      <text:p text:style-name="P219"><text:span text:style-name="T619">Kaeranaide to naita (Ooh)</text:span><text:span text:style-name="T620"/><text:span text:style-name="T621"/></text:p>
      <text:p text:style-name="P220"><text:span text:style-name="T622">帰らないでと泣いた</text:span><text:span text:style-name="T623"/></text:p>
      <text:p text:style-name="P221"><text:span text:style-name="T624">Ano kisetsu ga ima me no mae</text:span><text:span text:style-name="T625"/><text:span text:style-name="T626"/></text:p>
      <text:p text:style-name="P222"><text:span text:style-name="T627">あの季節が 今 目の前</text:span><text:span text:style-name="T628"/></text:p>
      <text:p text:style-name="P223"><text:span text:style-name="T629">Stay with me</text:span><text:span text:style-name="T630"/></text:p>
      <text:p text:style-name="P224"><text:span text:style-name="T631">Kuchiguse wo ii nagara</text:span><text:span text:style-name="T632"/><text:span text:style-name="T633"/></text:p>
      <text:p text:style-name="P225"><text:span text:style-name="T634">口ぐせを言いながら</text:span><text:span text:style-name="T635"/></text:p>
      <text:p text:style-name="P226"><text:span text:style-name="T636">Futari no toki wo daite (Ooh)</text:span><text:span text:style-name="T637"/><text:span text:style-name="T638"/></text:p>
      <text:p text:style-name="P227"><text:span text:style-name="T639">二人の瞬間を抱いて</text:span><text:span text:style-name="T640"/></text:p>
      <text:p text:style-name="P228"><text:span text:style-name="T641">Mada wasurezu </text:span><text:span text:style-name="T642">daiji ni shite ita</text:span><text:span text:style-name="T643"/><text:span text:style-name="T644"/><text:span text:style-name="T645"/><text:span text:style-name="T646"/><text:span/><text:span text:style-name="T647"/></text:p>
      <text:p text:style-name="P229"><text:span text:style-name="T648">まだ忘れず 大事にしていた</text:span><text:span text:style-name="T649"/></text:p>
      <text:p text:style-name="P230"><text:span text:style-name="T650"/><text:span text:style-name="T651"/></text:p>
      <text:p text:style-name="P231"><text:span text:style-name="T652"/><text:span text:style-name="T653"/><text:span text:style-name="T654">[Verse 2]</text:span><text:span text:style-name="T655"/></text:p>
      <text:p text:style-name="P232"><text:span text:style-name="T656">Koi to ai to wa chigau mono dayo to</text:span><text:span text:style-name="T657"/></text:p>
      <text:p text:style-name="P233"><text:span text:style-name="T658">恋と愛とは 違うものだよと</text:span><text:span text:style-name="T659"/></text:p>
      <text:p text:style-name="P234"><text:span text:style-name="T660">Yuube iwareta son'na ki mo suru wa</text:span><text:span text:style-name="T661"/><text:span text:style-name="T662"/></text:p>
      <text:p text:style-name="P235"><text:span text:style-name="T663">昨夜言われた そんな気もするわ</text:span><text:span text:style-name="T664"/></text:p>
      <text:p text:style-name="P236"><text:span text:style-name="T665">Nidome no fuyu ga kite</text:span><text:span text:style-name="T666"/><text:span text:style-name="T667"/></text:p>
      <text:p text:style-name="P237"><text:span text:style-name="T668">二度目の冬が来て</text:span><text:span text:style-name="T669"/></text:p>
      <text:p text:style-name="P238"><text:span text:style-name="T670">Hanarete itta anata no kokoro (Ooh)</text:span><text:span text:style-name="T671"/><text:span text:style-name="T672"/></text:p>
      <text:p text:style-name="P239"><text:span text:style-name="T673">離れていった貴方の心</text:span><text:span text:style-name="T674"/></text:p>
      <text:p text:style-name="P240"><text:span text:style-name="T675">Furi kaereba itsumo</text:span><text:span text:style-name="T676"/><text:span text:style-name="T677"/></text:p>
      <text:p text:style-name="P241"><text:span text:style-name="T678">ふり返ればいつも</text:span><text:span text:style-name="T679"/></text:p>
      <text:p text:style-name="P242"><text:span text:style-name="T680">Soko ni anata wo kanjite ita no (Ooh)</text:span><text:span text:style-name="T681"/><text:span text:style-name="T682"/></text:p>
      <text:p text:style-name="P243"><text:span text:style-name="T683">そこに 貴方を感じていたの</text:span><text:span text:style-name="T684"/></text:p>
      <text:p text:style-name="P244"><text:span text:style-name="T685"/><text:span text:style-name="T686"/></text:p>
      <text:p text:style-name="P245"><text:span text:style-name="T687"/><text:span text:style-name="T688">[Chorus]</text:span><text:span text:style-name="T689"/><text:span text:style-name="T690"/></text:p>
      <text:p text:style-name="P246"><text:span text:style-name="T691">Stay with me</text:span><text:span text:style-name="T692"/><text:span/></text:p>
      <text:p text:style-name="P247"><text:span text:style-name="T693">Mayonaka no doa o tataki</text:span><text:span text:style-name="T694"/><text:span text:style-name="T695"/></text:p>
      <text:p text:style-name="P248"><text:span text:style-name="T696">真夜中のドアをたたき</text:span><text:span text:style-name="T697"/></text:p>
      <text:p text:style-name="P249"><text:span text:style-name="T698">Kokoro ni ana ga aita (Ooh)</text:span><text:span text:style-name="T699"/><text:span text:style-name="T700"/></text:p>
      <text:p text:style-name="P250"><text:span text:style-name="T701">心に穴があいた</text:span><text:span text:style-name="T702"/></text:p>
      <text:p text:style-name="P251"><text:span text:style-name="T703">Ano kisetsu ga ima me no mae</text:span><text:span text:style-name="T704"/><text:span text:style-name="T705"/></text:p>
      <text:p text:style-name="P252"><text:span text:style-name="T706">あの季節が 今 目の前</text:span><text:span text:style-name="T707"/></text:p>
      <text:p text:style-name="P253"><text:span text:style-name="T708">Stay with me</text:span><text:span text:style-name="T709"/></text:p>
      <text:p text:style-name="P254"><text:span text:style-name="T710">Sabishisa magirawashite</text:span><text:span text:style-name="T711"/><text:span text:style-name="T712"/></text:p>
      <text:p text:style-name="P255"><text:span text:style-name="T713">淋しさまぎらわして</text:span><text:span text:style-name="T714"/></text:p>
      <text:p text:style-name="P256"><text:span text:style-name="T715">Oita rekoodo no hari (Ooh)</text:span><text:span text:style-name="T716"/><text:span text:style-name="T717"/></text:p>
      <text:p text:style-name="P257"><text:span text:style-name="T718">置いたレコードの針</text:span><text:span text:style-name="T719"/></text:p>
      <text:p text:style-name="P258"><text:span text:style-name="T720">Onaji merodi kurikaeshite ita</text:span><text:span text:style-name="T721"/><text:span text:style-name="T722"/></text:p>
      <text:p text:style-name="P259"><text:span text:style-name="T723">同じメロディ 繰り返していた</text:span><text:span text:style-name="T724"/></text:p>
      <text:p text:style-name="P260"><text:span text:style-name="T725"/><text:span text:style-name="T726"/></text:p>
      <text:p text:style-name="P261"><text:span text:style-name="T727">[Saxophone Solo]</text:span><text:span text:style-name="T728"/></text:p>
      <text:p text:style-name="P262"><text:span text:style-name="T729"/><text:span text:style-name="T730"/></text:p>
      <text:p text:style-name="P263"><text:span text:style-name="T731">[Chorus]</text:span><text:span text:style-name="T732"/><text:span text:style-name="T733"/><text:span text:style-name="T734"/></text:p>
      <text:p text:style-name="P264"><text:span text:style-name="T735">Stay with me</text:span><text:span text:style-name="T736"/></text:p>
      <text:p text:style-name="P265"><text:span text:style-name="T737">Mayonaka no doa o tataki</text:span><text:span text:style-name="T738"/><text:span text:style-name="T739"/></text:p>
      <text:p text:style-name="P266"><text:span text:style-name="T740">真夜中のドアをたたき</text:span><text:span text:style-name="T741"/></text:p>
      <text:p text:style-name="P267"><text:span text:style-name="T742">Kaeranaide to naita (Ooh)</text:span><text:span text:style-name="T743"/><text:span text:style-name="T744"/></text:p>
      <text:p text:style-name="P268"><text:span text:style-name="T745">帰らないでと泣いた</text:span><text:span text:style-name="T746"/></text:p>
      <text:p text:style-name="P269"><text:span text:style-name="T747">Ano kisetsu ga ima me no mae</text:span><text:span text:style-name="T748"/><text:span text:style-name="T749"/></text:p>
      <text:p text:style-name="P270"><text:span text:style-name="T750">あの季節が 今 目の前</text:span><text:span text:style-name="T751"/></text:p>
      <text:p text:style-name="P271"><text:span text:style-name="T752">Stay with me</text:span><text:span text:style-name="T753"/></text:p>
      <text:p text:style-name="P272"><text:span text:style-name="T754">Kuchiguse wo ii nagara</text:span><text:span text:style-name="T755"/><text:span text:style-name="T756"/></text:p>
      <text:p text:style-name="P273"><text:span text:style-name="T757">口ぐせを言いながら</text:span><text:span text:style-name="T758"/></text:p>
      <text:p text:style-name="P274"><text:span text:style-name="T759">Futari no toki wo daite (Ooh)</text:span><text:span text:style-name="T760"/><text:span text:style-name="T761"/></text:p>
      <text:p text:style-name="P275"><text:span text:style-name="T762">二人の瞬間を抱いて</text:span><text:span text:style-name="T763"/></text:p>
      <text:p text:style-name="P276"><text:span text:style-name="T764">Mada wasurezu atatameteta</text:span><text:span text:style-name="T765"/><text:span text:style-name="T766"/></text:p>
      <text:p text:style-name="P277"><text:span text:style-name="T767">まだ忘れず 暖めてた</text:span><text:span text:style-name="T768"/></text:p>
      <text:p text:style-name="P278"><text:span text:style-name="T769">Stay with me</text:span><text:span text:style-name="T770"/></text:p>
      <text:p text:style-name="P279"><text:span text:style-name="T771">Mayonaka no doa o tataki</text:span><text:span text:style-name="T772"/><text:span text:style-name="T773"/></text:p>
      <text:p text:style-name="P280"><text:span text:style-name="T774">真夜中のドアをたたき</text:span><text:span text:style-name="T775"/></text:p>
      <text:p text:style-name="P281"><text:span text:style-name="T776">Kaeranaide to naita (Ooh)</text:span><text:span text:style-name="T777"/><text:span text:style-name="T778"/></text:p>
      <text:p text:style-name="P282"><text:span text:style-name="T779">帰らないでと泣いた</text:span><text:span text:style-name="T780"/></text:p>
      <text:p text:style-name="P283"><text:span text:style-name="T781">Ano kisetsu ga ima me no mae</text:span><text:span text:style-name="T782"/><text:span text:style-name="T783"/></text:p>
      <text:p text:style-name="P284"><text:span text:style-name="T784">あの季節が 今 目の前</text:span><text:span text:style-name="T785"/></text:p>
      <text:p text:style-name="P285"><text:span text:style-name="T786">Stay with me</text:span><text:span text:style-name="T787"/></text:p>
      <text:p text:style-name="P286"><text:span text:style-name="T788">Kuchiguse wo ii nagara</text:span><text:span text:style-name="T789"/><text:span text:style-name="T790"/></text:p>
      <text:p text:style-name="P287"><text:span text:style-name="T791">口ぐせを言いながら</text:span><text:span text:style-name="T792"/></text:p>
      <text:p text:style-name="P288"><text:span text:style-name="T793">Futari no toki wo daite (Ooh)</text:span><text:span text:style-name="T794"/><text:span text:style-name="T795"/></text:p>
      <text:p text:style-name="P289"><text:span text:style-name="T796">二人の瞬間を抱いて</text:span><text:span text:style-name="T797"/></text:p>
      <text:p text:style-name="P290"><text:span text:style-name="T798">Mada wasurezu atatameteta</text:span><text:span text:style-name="T799"/><text:span text:style-name="T800"/></text:p>
      <text:p text:style-name="P291"><text:span text:style-name="T801">まだ忘れず 暖めてた</text:span><text:span text:style-name="T802"/></text:p>
      <text:p text:style-name="P292"><text:span text:style-name="T803">Stay with me</text:span><text:span text:style-name="T804"/></text:p>
      <text:p text:style-name="P293"><text:span text:style-name="T805">Mayonaka no doa o tataki</text:span><text:span text:style-name="T806"/><text:span text:style-name="T807"/></text:p>
      <text:p text:style-name="P294"><text:span text:style-name="T808">真夜中のドアをたたき</text:span><text:span text:style-name="T809"/></text:p>
      <text:p text:style-name="P295"><text:span text:style-name="T810">Kaeranaide to naita (Ooh)</text:span><text:span text:style-name="T811"/><text:span text:style-name="T812"/></text:p>
      <text:p text:style-name="P296"><text:span text:style-name="T813">帰らないでと泣いた</text:span><text:span text:style-name="T814"/></text:p>
      <text:p text:style-name="P297"><text:span text:style-name="T815">Ano kisetsu ga ima me no mae</text:span><text:span text:style-name="T816"/><text:span text:style-name="T817"/></text:p>
      <text:p text:style-name="P298"><text:span text:style-name="T818">あの季節が 今 目の前</text:span><text:span text:style-name="T819"/></text:p>
      <text:p text:style-name="P299"><text:span text:style-name="T820">Stay with me</text:span><text:span text:style-name="T821"/><text:span text:style-name="T822"/></text:p>
      <text:p text:style-name="P300"><text:span text:style-name="T823"/><text:span text:style-name="T824"/><text:span text:style-name="T8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